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C0000000C33BBCBE1.gif"/>
  <manifest:file-entry manifest:media-type="image/svg+xml" manifest:full-path="Pictures/100007AC000001A6000001A6AC288F42.svg"/>
  <manifest:file-entry manifest:media-type="image/gif" manifest:full-path="Pictures/1000020000000012000000129A0CB963.gif"/>
  <manifest:file-entry manifest:media-type="image/jpeg" manifest:full-path="Pictures/1000000000000400000002D561B30F1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fo:min-height="8.671cm"/>
    </style:style>
    <style:style style:name="pr5" style:family="presentation" style:parent-style-name="Default_20_1-outline1">
      <style:graphic-properties fo:min-height="12.572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outline1">
      <style:graphic-properties fo:min-height="8.901cm"/>
    </style:style>
    <style:style style:name="pr8" style:family="presentation" style:parent-style-name="Default_20_1-outline1">
      <style:graphic-properties fo:min-height="14.499cm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-outline1">
      <style:graphic-properties fo:min-height="12.571cm"/>
    </style:style>
    <style:style style:name="pr11" style:family="presentation" style:parent-style-name="Default-outline1" style:list-style-name="L8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 draw:shadow="visible"/>
    </style:style>
    <style:style style:name="pr12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Default-title">
      <style:graphic-properties fo:min-height="7.867cm"/>
    </style:style>
    <style:style style:name="pr14" style:family="presentation" style:parent-style-name="Default-outline1">
      <style:graphic-properties fo:min-height="13.669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 style:list-style-name="L12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7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1-subtitle">
      <style:graphic-properties draw:fill-color="#ffffff" fo:min-height="14.376cm"/>
    </style:style>
    <style:style style:name="pr19" style:family="presentation" style:parent-style-name="Default_20_1-subtitle">
      <style:graphic-properties draw:fill-color="#ffffff" fo:min-height="12.572cm"/>
    </style:style>
    <style:style style:name="pr20" style:family="presentation" style:parent-style-name="Default-outline1" style:list-style-name="L14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330066" fo:font-family="'Cambria Math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font-independent-line-spacing="true"/>
      <style:text-properties fo:font-family="Calibri" style:font-family-generic="swiss" style:font-pitch="variable" fo:font-size="28pt" style:font-size-asian="28pt" style:font-size-complex="2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top="0cm" fo:margin-bottom="0cm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top="0cm" fo:margin-bottom="0cm" fo:line-height="100%">
        <style:tab-stops/>
      </style:paragraph-properties>
      <style:text-properties fo:font-family="'Cambria Math'" style:font-family-generic="roman" style:font-pitch="variable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style:font-independent-line-spacing="true"/>
      <style:text-properties fo:color="#330066" fo:font-family="'Cambria Math'" style:font-family-generic="roman" style:font-pitch="variable" fo:font-size="18pt" fo:font-weight="bold" style:font-weight-asian="bold" style:font-weight-complex="bold"/>
    </style:style>
    <style:style style:name="P13" style:family="paragraph">
      <style:paragraph-properties style:font-independent-line-spacing="true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0066" fo:font-size="20pt" fo:font-style="italic" style:font-size-asian="20pt" style:font-style-asian="italic" style:font-size-complex="20pt" style:font-style-complex="italic" fo:hyphenate="false"/>
    </style:style>
    <style:style style:name="P15" style:family="paragraph">
      <style:paragraph-properties fo:margin-top="0cm" fo:margin-bottom="0cm" style:font-independent-line-spacing="true"/>
      <style:text-properties fo:font-size="18pt"/>
    </style:style>
    <style:style style:name="P16" style:family="paragraph">
      <style:paragraph-properties style:font-independent-line-spacing="true"/>
      <style:text-properties fo:font-size="18pt"/>
    </style:style>
    <style:style style:name="P17" style:family="paragraph">
      <style:paragraph-properties fo:margin-top="0cm" fo:margin-bottom="0cm" style:font-independent-line-spacing="true"/>
      <style:text-properties fo:font-size="24pt" style:font-size-asian="24pt" style:font-size-complex="24pt"/>
    </style:style>
    <style:style style:name="P18" style:family="paragraph">
      <style:paragraph-properties style:font-independent-line-spacing="true"/>
      <style:text-properties fo:color="#6600cc" fo:font-family="'Cambria Math'" style:font-family-generic="roman" style:font-pitch="variable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21" style:family="paragraph">
      <style:paragraph-properties style:font-independent-line-spacing="true"/>
      <style:text-properties fo:color="#663399" fo:font-family="'Cambria Math'" style:font-family-generic="roman" style:font-pitch="variable" fo:font-size="18pt" fo:font-weight="bold" style:font-weight-asian="bold" style:font-weight-complex="bold"/>
    </style:style>
    <style:style style:name="P22" style:family="paragraph">
      <style:paragraph-properties style:font-independent-line-spacing="true"/>
      <style:text-properties fo:font-size="28pt" style:font-size-asian="28pt" style:font-size-complex="28pt"/>
    </style:style>
    <style:style style:name="P23" style:family="paragraph">
      <style:paragraph-properties style:font-independent-line-spacing="true"/>
      <style:text-properties fo:color="#330099" fo:font-family="'Cambria Math'" style:font-family-generic="roman" style:font-pitch="variable" fo:font-size="18pt" fo:font-weight="bold" style:font-weight-asian="bold" style:font-weight-complex="bold"/>
    </style:style>
    <style:style style:name="P24" style:family="paragraph">
      <style:paragraph-properties style:font-independent-line-spacing="true"/>
      <style:text-properties fo:color="#660066" fo:font-family="'Cambria Math'" style:font-family-generic="roman" style:font-pitch="variable" fo:font-size="18pt" fo:font-weight="bold" style:font-weight-asian="bold" style:font-weight-complex="bold"/>
    </style:style>
    <style:style style:name="P25" style:family="paragraph">
      <style:paragraph-properties fo:margin-top="0cm" fo:margin-bottom="0cm" style:font-independent-line-spacing="true"/>
      <style:text-properties fo:font-size="26pt" style:font-size-asian="26pt" style:font-size-complex="26pt"/>
    </style:style>
    <style:style style:name="P26" style:family="paragraph">
      <style:paragraph-properties style:font-independent-line-spacing="true"/>
      <style:text-properties fo:color="#330066" fo:font-family="'Cambria Math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7" style:family="paragraph">
      <style:paragraph-properties fo:margin-left="0cm" fo:margin-right="0cm" fo:margin-top="0cm" fo:margin-bottom="0.2cm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top="0cm" fo:margin-bottom="0.2cm" style:font-independent-line-spacing="true"/>
      <style:text-properties fo:font-size="24pt" style:font-size-asian="24pt" style:font-size-complex="24pt"/>
    </style:style>
    <style:style style:name="P29" style:family="paragraph">
      <style:text-properties fo:color="#ff00ff"/>
    </style:style>
    <style:style style:name="P30" style:family="paragraph">
      <style:paragraph-properties fo:margin-top="0cm" fo:margin-bottom="0cm" style:font-independent-line-spacing="true"/>
      <style:text-properties fo:color="#ff00ff" fo:font-family="Arimo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paragraph-properties fo:margin-top="0cm" fo:margin-bottom="0cm" fo:text-align="center"/>
    </style:style>
    <style:style style:name="P33" style:family="paragraph">
      <style:paragraph-properties fo:text-align="center"/>
    </style:style>
    <style:style style:name="P3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5" style:family="paragraph">
      <style:paragraph-properties fo:text-align="start"/>
    </style:style>
    <style:style style:name="P36" style:family="paragraph"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37" style:family="paragraph">
      <style:paragraph-properties fo:text-align="center" style:font-independent-line-spacing="true"/>
      <style:text-properties fo:font-size="26pt" style:font-size-asian="26pt" style:font-size-complex="26pt"/>
    </style:style>
    <style:style style:name="P38" style:family="paragraph">
      <style:paragraph-properties fo:margin-top="0cm" fo:margin-bottom="0cm" style:font-independent-line-spacing="true"/>
      <style:text-properties fo:font-size="28pt" style:font-size-asian="28pt" style:font-size-complex="28pt"/>
    </style:style>
    <style:style style:name="P39" style:family="paragraph">
      <style:paragraph-properties fo:margin-top="0cm" fo:margin-bottom="0cm" style:punctuation-wrap="hanging" style:writing-mode="lr-tb"/>
      <style:text-properties fo:hyphenate="false"/>
    </style:style>
    <style:style style:name="P40" style:family="paragraph">
      <style:text-properties fo:font-size="26pt" style:font-size-asian="26pt" style:font-size-complex="26pt"/>
    </style:style>
    <style:style style:name="P41" style:family="paragraph">
      <style:paragraph-properties style:font-independent-line-spacing="true"/>
      <style:text-properties fo:font-size="18pt" fo:font-style="italic" style:font-style-asian="italic" style:font-style-complex="italic"/>
    </style:style>
    <style:style style:name="P42" style:family="paragraph">
      <style:paragraph-properties fo:text-align="center" style:font-independent-line-spacing="true"/>
      <style:text-properties fo:font-size="18pt" fo:font-style="italic" style:font-style-asian="italic" style:font-style-complex="italic"/>
    </style:style>
    <style:style style:name="P4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cc00cc"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 fo:hyphenate="false"/>
    </style:style>
    <style:style style:name="P4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 fo:hyphenate="false"/>
    </style:style>
    <style:style style:name="P45" style:family="paragraph">
      <style:paragraph-properties fo:margin-top="0cm" fo:margin-bottom="0cm" style:font-independent-line-spacing="true"/>
      <style:text-properties fo:color="#cc00cc"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990099"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 fo:hyphenate="false"/>
    </style:style>
    <style:style style:name="P47" style:family="paragraph">
      <style:paragraph-properties fo:margin-top="0cm" fo:margin-bottom="0cm" style:font-independent-line-spacing="true"/>
      <style:text-properties fo:color="#990099"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990099" fo:font-family="Arimo" style:font-family-generic="swis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 fo:hyphenate="false"/>
    </style:style>
    <style:style style:name="P49" style:family="paragraph">
      <style:paragraph-properties fo:margin-top="0cm" fo:margin-bottom="0cm" style:font-independent-line-spacing="true"/>
      <style:text-properties fo:color="#990099" fo:font-family="Arimo" style:font-family-generic="swis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990099" fo:font-family="Arimo" style:font-family-generic="swiss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false"/>
    </style:style>
    <style:style style:name="P51" style:family="paragraph">
      <style:paragraph-properties fo:margin-top="0cm" fo:margin-bottom="0cm" style:font-independent-line-spacing="true"/>
      <style:text-properties fo:color="#990099" fo:font-family="Arimo" style:font-family-generic="swiss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330066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330066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000000"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ff00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ff00ff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ff0066" style:text-line-through-style="none" fo:font-family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ff0066"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00ff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ff00ff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ff00ff" style:text-line-through-style="none" fo:font-family="Arimo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6600cc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color="#663399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330099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1" style:family="text">
      <style:text-properties fo:color="#ff00ff" style:text-line-through-style="none" fo:font-family="Arimo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color="#990099" style:text-line-through-style="none" fo:font-family="Arimo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color="#990099" fo:font-family="Arimo" style:font-family-generic="swiss" style:font-pitch="variable" fo:font-weight="bold" style:font-weight-asian="bold" style:font-weight-complex="bold"/>
    </style:style>
    <style:style style:name="T24" style:family="text">
      <style:text-properties fo:color="#660066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5" style:family="text">
      <style:text-properties fo:color="#ff00ff" style:text-line-through-style="none" fo:font-family="Arimo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color="#ff00ff" style:text-line-through-style="none" fo:font-family="Arimo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color="#330066" style:text-line-through-style="none" fo:font-family="'Cambria Math'" style:font-family-generic="roman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990099" style:text-line-through-style="none" fo:font-family="Arimo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cc00cc" style:text-line-through-style="none" fo:font-family="Arimo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color="#990099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cc00cc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990099" style:text-line-through-style="none" fo:font-family="Arimo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color="#990099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cc00cc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color="#990099" style:text-line-through-style="none" fo:font-family="Arimo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color="#990099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cc00cc" style:text-line-through-style="none" fo:font-family="Arimo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color="#ff00ff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1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2" style:family="text">
      <style:text-properties fo:color="#cc00cc" style:text-line-through-style="none" fo:font-family="Arimo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3" style:family="text">
      <style:text-properties fo:color="#cc00cc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color="#cc00cc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990099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color="#990099" style:text-line-through-style="none" fo:font-family="Arimo" style:font-family-generic="swiss" style:font-pitch="variabl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color="#990099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12000000129A0CB963.gif" xlink:type="simple" xlink:show="embed" xlink:actuate="onLoad">
        <style:list-level-properties text:space-before="0.001cm" text:min-label-width="0.793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C0000000C33BBCBE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33BBCBE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33BBCBE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33BBCBE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33BBCBE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33BBCBE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33BBCBE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33BBCBE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33BBCBE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33BBCBE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0">
      <text:list-level-style-bullet text:level="1" text:bullet-char="➔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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image text:level="1" xlink:href="Pictures/100007AC000001A6000001A6AC288F42.svg" xlink:type="simple" xlink:show="embed" xlink:actuate="onLoad">
        <style:list-level-properties text:min-label-width="0.6cm" style:vertical-pos="middle" style:vertical-rel="line" fo:width="0.422cm" fo:height="0.422cm"/>
      </text:list-level-style-image>
      <text:list-level-style-image text:level="2" xlink:href="Pictures/100007AC000001A6000001A6AC288F42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7AC000001A6000001A6AC288F42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7AC000001A6000001A6AC288F42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7AC000001A6000001A6AC288F42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7AC000001A6000001A6AC288F42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7AC000001A6000001A6AC288F42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7AC000001A6000001A6AC288F42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7AC000001A6000001A6AC288F42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7AC000001A6000001A6AC288F42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1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ML(Standard Meta Language)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L (Standard Meta Language)</text:span></text:p>
          </draw:text-box>
        </draw:frame>
        <draw:frame draw:name="Content Placeholder 2" presentation:style-name="pr2" draw:text-style-name="P4" draw:layer="layout" svg:width="22.859cm" svg:height="12.571cm" svg:x="1cm" svg:y="5.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Popular among compiler writers and programming language researchers, as well as in the development of theorem provers.</text:span></text:p>
                              </text:list-item>
                              <text:list-item>
                                <text:p text:style-name="P3"><text:span text:style-name="T2">It is distinctive among widely used languages in that it has a formal specification, given as typing rules and operational semantics in The Definition of Standard ML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custom-shape draw:name="Rectangle 1" draw:style-name="gr2" draw:text-style-name="P5" draw:layer="layout" svg:width="12.699cm" svg:height="12.443cm" svg:x="6.35cm" svg:y="1.7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859cm" svg:height="8.671cm" svg:x="1.8cm" svg:y="-2cm" presentation:class="title" presentation:user-transformed="true">
          <draw:text-box>
            <text:p text:style-name="P6"><text:span text:style-name="T1">SML (Standard Meta Language)</text:span></text:p>
          </draw:text-box>
        </draw:frame>
        <draw:frame presentation:style-name="pr5" draw:text-style-name="P8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3">Γλώσσα συναρτησιακού προγραμματισμού με τύπους</text:span></text:p>
              </text:list-item>
              <text:list-item>
                <text:p><text:span text:style-name="T3">Σχεδιασμένη για αλληλεπιδραστική χρήση (interactive use)</text:span></text:p>
              </text:list-item>
              <text:list-item>
                <text:p><text:span text:style-name="T3">Βασισμένη στο λ-λογισμό και στην αποτίμηση εκφράσεων</text:span></text:p>
              </text:list-item>
              <text:list-item>
                <text:p><text:span text:style-name="T3">Συναρτήσεις υψηλής τάξης (higher-order functions)</text:span></text:p>
              </text:list-item>
              <text:list-item>
                <text:p><text:span text:style-name="T3">Αυτόματη διαχείριση μνήμης (με χρήση συλλογής σκουπιδιών)</text:span></text:p>
              </text:list-item>
              <text:list-item>
                <text:p><text:span text:style-name="T3">Αφηρημένους τύπους δεδομένων (abstract data types)</text:span></text:p>
              </text:list-item>
              <text:list-item>
                <text:p><text:span text:style-name="T3">Σύστημα αρθρωμάτων (module system)</text:span></text:p>
              </text:list-item>
              <text:list-item>
                <text:p><text:span text:style-name="T3">Εξαιρέσεις (exceptions)</text:span></text:p>
              </text:list-item>
              <text:list-item>
                <text:p><text:span text:style-name="T3">Γενικής χρήσης μη προστακτική, μη αντικειμενοστρεφής γλώσσ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5">
        <office:forms form:automatic-focus="false" form:apply-design-mode="false"/>
        <draw:custom-shape draw:name="Rectangle 1" draw:style-name="gr3" draw:text-style-name="P5" draw:layer="layout" svg:width="12.699cm" svg:height="3.299cm" svg:x="6.35cm" svg:y="-0.221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frame presentation:style-name="pr4" draw:layer="layout" svg:width="22.859cm" svg:height="8.671cm" svg:x="2.341cm" svg:y="-1.985cm" presentation:class="title" presentation:user-transformed="true">
          <draw:text-box>
            <text:p text:style-name="P6"><text:span text:style-name="T1">SML (Standard Meta Language)</text:span></text:p>
          </draw:text-box>
        </draw:frame>
        <draw:frame presentation:style-name="pr7" draw:text-style-name="P6" draw:layer="layout" svg:width="11.154cm" svg:height="8.901cm" svg:x="13.446cm" svg:y="7.099cm" presentation:class="outline" presentation:user-transformed="true">
          <draw:text-box>
            <text:p text:style-name="P6"><text:span text:style-name="T4">Τύποι και αυστηρό σύστημα τύπων</text:span></text:p>
            <text:list text:style-name="L5">
              <text:list-item>
                <text:p text:style-name="P6"><text:span text:style-name="T3">Στατικό <text:s/>ελέγχο των τύπων</text:span></text:p>
              </text:list-item>
              <text:list-item>
                <text:p text:style-name="P6"><text:span text:style-name="T3">Συμπερασμός τύπων (type inference)</text:span></text:p>
              </text:list-item>
              <text:list-item>
                <text:p text:style-name="P6"><text:span text:style-name="T3">Πολυμορφισμός και γενικός προγραμματισμός (generic</text:span></text:p>
                <text:p text:style-name="P6"><text:span text:style-name="T3">programming)</text:span></text:p>
              </text:list-item>
            </text:list>
            <text:p text:style-name="P6"><text:span text:style-name="T3"/></text:p>
          </draw:text-box>
        </draw:frame>
        <draw:frame presentation:style-name="pr8" draw:layer="layout" svg:width="11.154cm" svg:height="14.499cm" svg:x="1cm" svg:y="6.8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4">Έλεγχος και δομές ροής</text:span></text:p>
            <text:list text:style-name="L6">
              <text:list-item>
                <text:p text:style-name="P6"><text:span text:style-name="T3">Εξαιρέσεις</text:span></text:p>
              </text:list-item>
              <text:list-item>
                <text:p text:style-name="P6"><text:span text:style-name="T3">Αναδρομή “ουράς” (tail recursion) και συνέχειες (continuations)</text:span></text:p>
              </text:list-item>
            </text:list>
          </draw:text-box>
        </draw:frame>
        <draw:frame presentation:style-name="pr5" draw:layer="layout" svg:width="11.154cm" svg:height="12.572cm" svg:x="1cm" svg:y="4.2cm" presentation:class="outline" presentation:user-transformed="true">
          <draw:text-box>
            <text:p text:style-name="P6"><text:span text:style-name="T4">Διαχείριση μνήμης</text:span></text:p>
            <text:list text:style-name="L5">
              <text:list-item>
                <text:p text:style-name="P6"><text:span text:style-name="T3">Στατική εμβέλεια και δομή κατά μπλοκ</text:span></text:p>
              </text:list-item>
              <text:list-item>
                <text:p text:style-name="P6"><text:span text:style-name="T3">Εγγραφές ενεργοποίησης συναρτήσεων (function activation records) και υλοποίηση συναρτήσεων υψηλής τάξης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custom-shape draw:name="Rectangle 1" draw:style-name="gr4" draw:text-style-name="P5" draw:layer="layout" svg:width="12.699cm" svg:height="12.443cm" svg:x="6.35cm" svg:y="1.7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859cm" svg:height="8.671cm" svg:x="1.8cm" svg:y="-2cm" presentation:class="title" presentation:user-transformed="true">
          <draw:text-box>
            <text:p text:style-name="P6"><text:span text:style-name="T1">Γιατί SML ?</text:span></text:p>
          </draw:text-box>
        </draw:frame>
        <draw:frame presentation:style-name="pr5" draw:text-style-name="P8" draw:layer="layout" svg:width="22.859cm" svg:height="12.572cm" svg:x="1.27cm" svg:y="4.457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Η διάσχιση δέντρων δεν κοστίζει πολύ σε μνήμη (βελτιστοποιημένο tail recursion)</text:span></text:p>
              </text:list-item>
              <text:list-item>
                <text:p><text:span text:style-name="T3">Βολική για abstract data types</text:span></text:p>
              </text:list-item>
              <text:list-item>
                <text:p><text:span text:style-name="T3">Δεν έχει segmentation faults</text:span></text:p>
              </text:list-item>
              <text:list-item>
                <text:p><text:span text:style-name="T3">Αυτόματη διαχείριση μνήμης (με χρήση συλλογής σκουπιδιών)</text:span></text:p>
              </text:list-item>
              <text:list-item>
                <text:p><text:span text:style-name="T3">Exeptions</text:span></text:p>
              </text:list-item>
              <text:list-item>
                <text:p><text:span text:style-name="T3">Δεν χρειάζεται δήλωση μεταβλητών</text:span></text:p>
              </text:list-item>
              <text:list-item>
                <text:p><text:span text:style-name="T3">Απλές και εύχρηστες συναρτήσεις βιβλιοθήκης</text:span></text:p>
              </text:list-item>
              <text:list-item>
                <text:p><text:span text:style-name="T3">Module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custom-shape draw:name="Rectangle 1" draw:style-name="gr5" draw:text-style-name="P5" draw:layer="layout" svg:width="21.166cm" svg:height="13.626cm" svg:x="2.328cm" svg:y="1.482cm">
          <text:p text:style-name="P9"><text:span text:style-name="T3"/></text:p>
          <text:p text:style-name="P11"><text:span text:style-name="T5">Τα προγράμματα της SML αποτελούνται από εκφράσεις που πρέπει να αποτιμηθούν. Όπως σε όλες τις συναρτησιακές γλώσσες, έτσι και στην SML, κεντρικό ρόλο έχουν οι συναρτήσεις.</text:span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11"><text:span text:style-name="T6">Η συνάρτηση του παραγοντικού για παράδειγμα, μπορεί να γραφεί ως:</text:span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8">fun factorial n = </text:span></text:p>
          <text:p text:style-name="P9"><text:span text:style-name="T8">if n = 0 then 1 else n * factorial (n - 1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Βασικοί τύποι της SML" draw:style-name="dp1" draw:master-page-name="Default" presentation:presentation-page-layout-name="AL4T3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>
          <draw:text-box>
            <text:p text:style-name="P1"><text:span text:style-name="T1">Βασικοί τύποι της SML</text:span></text:p>
          </draw:text-box>
        </draw:frame>
        <draw:frame draw:name="Content Placeholder 2" presentation:style-name="pr9" draw:text-style-name="P13" draw:layer="layout" svg:width="17.13cm" svg:height="12.571cm" svg:x="0.87cm" svg:y="3.429cm" presentation:class="outline" presentation:user-transformed="true">
          <draw:text-box>
            <text:p text:style-name="P9"><text:span text:style-name="T9">• </text:span><text:span text:style-name="T9">Booleans </text:span></text:p>
            <text:p text:style-name="P9"><text:span text:style-name="T9">– </text:span><text:span text:style-name="T9">true, false: bool </text:span></text:p>
            <text:p text:style-name="P9"><text:span text:style-name="T9"/></text:p>
            <text:p text:style-name="P9"><text:span text:style-name="T9">• </text:span><text:span text:style-name="T9">Ακέραιοι και τελεστές τους </text:span></text:p>
            <text:p text:style-name="P9"><text:span text:style-name="T9">– </text:span><text:span text:style-name="T9">0, 1, 2,…: int </text:span></text:p>
            <text:p text:style-name="P9"><text:span text:style-name="T9">– </text:span><text:span text:style-name="T9">+, -, *, mod, div, ~ (μοναδιαίο μείον) </text:span></text:p>
            <text:p text:style-name="P9"><text:span text:style-name="T9"/></text:p>
            <text:p text:style-name="P9"><text:span text:style-name="T9">• </text:span><text:span text:style-name="T9">Συμβολοσειρές και τελεστές τους </text:span></text:p>
            <text:p text:style-name="P9"><text:span text:style-name="T9">– </text:span><text:span text:style-name="T9">"Julius Caesar": string </text:span></text:p>
            <text:p text:style-name="P9"><text:span text:style-name="T9">– </text:span><text:span text:style-name="T9">^: (συνένωση συμβολοσειρών) </text:span></text:p>
            <text:p text:style-name="P9"><text:span text:style-name="T9"/></text:p>
            <text:p text:style-name="P9"><text:span text:style-name="T9">• </text:span><text:span text:style-name="T9">Αριθμοί κινητής υποδιαστολής και τελεστές τους </text:span></text:p>
            <text:p text:style-name="P9"><text:span text:style-name="T9">– </text:span><text:span text:style-name="T9">1.0, 2.56, 3.14159,… </text:span></text:p>
            <text:p text:style-name="P9"><text:span text:style-name="T9">– </text:span><text:span text:style-name="T9">+, -, *, /, ~</text:span></text:p>
            <text:p text:style-name="P9"><text:span text:style-name="T10"/></text:p>
            <text:p text:style-name="P9"><text:span text:style-name="T10"/></text:p>
          </draw:text-box>
        </draw:frame>
        <draw:frame presentation:style-name="pr10" draw:text-style-name="P14" draw:layer="layout" svg:width="8.754cm" svg:height="12.571cm" svg:x="16.246cm" svg:y="6.479cm" presentation:class="outline" presentation:user-transformed="true">
          <draw:text-box>
            <text:p text:style-name="P9"><text:span text:style-name="T11">!!</text:span><text:span text:style-name="T12">Οι τελεστές είναι αριστερά προσεταιριστικοί, με προτεραιότητες {+,-} &lt; {*,/,div,mod} &lt; {~}.</text:span><text:span text:style-name="T11">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custom-shape draw:name="Rectangle 1" draw:style-name="gr6" draw:text-style-name="P5" draw:layer="layout" svg:width="18.626cm" svg:height="15.995cm" svg:x="3.974cm" svg:y="1.4cm">
          <text:p text:style-name="P11"><text:span text:style-name="T5">Οι συναρτήσεις είναι και αυτές αντικείμενα πρώτης τάξης τα οποία μπορούμε να τα διαχειριστούμε όπως όλα τα άλλα αντικείμενα</text:span></text:p>
          <text:p text:style-name="P11"><text:span text:style-name="T5">(π.χ. τους ακεραίους)</text:span></text:p>
          <text:p text:style-name="P11"><text:span text:style-name="T5"/></text:p>
          <text:p text:style-name="P11"><text:span text:style-name="T5"><text:s/></text:span></text:p>
          <text:p text:style-name="P9"><text:span text:style-name="T3"/></text:p>
          <text:list text:style-name="L7">
            <text:list-item>
              <text:p text:style-name="P9"><text:span text:style-name="T13">fun max a b = if a &gt; b then a else b; </text:span></text:p>
              <text:p text:style-name="P9"><text:span text:style-name="T13">val max = fn : int -&gt; int -&gt; int </text:span></text:p>
              <text:p text:style-name="P9"><text:span text:style-name="T13"/></text:p>
            </text:list-item>
            <text:list-item>
              <text:p text:style-name="P9"><text:span text:style-name="T13">val max_five = max 5;</text:span></text:p>
              <text:p text:style-name="P9"><text:span text:style-name="T13"><text:s/></text:span><text:span text:style-name="T13">val max_five = fn : int -&gt; int </text:span></text:p>
              <text:p text:style-name="P9"><text:span text:style-name="T13"/></text:p>
            </text:list-item>
            <text:list-item>
              <text:p text:style-name="P9"><text:span text:style-name="T13">max_five 753; </text:span></text:p>
              <text:p text:style-name="P9"><text:span text:style-name="T13">val it = 753 : int </text:span></text:p>
              <text:p text:style-name="P9"><text:span text:style-name="T13"/></text:p>
            </text:list-item>
            <text:list-item>
              <text:p text:style-name="P9"><text:span text:style-name="T13">max_five 3; </text:span></text:p>
              <text:p text:style-name="P9"><text:span text:style-name="T13">val it = 5 : int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Ύψωση σε δύναμη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Ύψωση σε δύναμη</text:span></text:p>
          </draw:text-box>
        </draw:frame>
        <draw:frame draw:name="Content Placeholder 2" presentation:style-name="pr2" draw:text-style-name="P15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1"><text:span text:style-name="T14">Μπορούμε επίσης να ορίσουμε νέους αριθμητικούς τελεστές ως συναρτήσεις</text:span></text:p>
                <text:p text:style-name="P9"><text:span text:style-name="T14"/></text:p>
                <text:p text:style-name="P9"><text:span text:style-name="T14"/></text:p>
              </text:list-header>
            </text:list>
            <text:p text:style-name="P9"><text:span text:style-name="T14"/></text:p>
            <text:p text:style-name="P9"><text:span text:style-name="T15"><text:s text:c="30"/></text:span><text:span text:style-name="T15">fun x ^ y <text:s/>= </text:span></text:p>
            <text:p text:style-name="P9"><text:span text:style-name="T15"><text:s text:c="30"/></text:span><text:span text:style-name="T15">if y = 0 then 1 </text:span></text:p>
            <text:p text:style-name="P9"><text:span text:style-name="T15"><text:s text:c="30"/></text:span><text:span text:style-name="T15">else x * (x ^ (y-1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ναρτήσεις μετατροπής τύπ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Συναρτήσεις μετατροπής τύπων</text:span></text:p>
          </draw:text-box>
        </draw:frame>
        <draw:frame draw:name="Content Placeholder 2" presentation:style-name="pr9" draw:text-style-name="P16" draw:layer="layout" svg:width="22.859cm" svg:height="12.571cm" svg:x="1.27cm" svg:y="3.429cm" presentation:class="outline" presentation:user-transformed="true">
          <draw:text-box>
            <text:p text:style-name="P9"><text:span text:style-name="T10">Ενσωματωμένες συναρτήσεις μετατροπής τύπων:</text:span></text:p>
            <text:p text:style-name="P9"><text:span text:style-name="T10">-real (int → real), </text:span></text:p>
            <text:p text:style-name="P9"><text:span text:style-name="T10">-floor (real → int), </text:span></text:p>
            <text:p text:style-name="P9"><text:span text:style-name="T10">-ceil (real → int), </text:span></text:p>
            <text:p text:style-name="P9"><text:span text:style-name="T10">-round (real → int), </text:span></text:p>
            <text:p text:style-name="P9"><text:span text:style-name="T10">-trunc (real → int), </text:span></text:p>
            <text:p text:style-name="P9"><text:span text:style-name="T10">-ord (char → int),</text:span></text:p>
            <text:p text:style-name="P9"><text:span text:style-name="T10">-chr (int → char), </text:span></text:p>
            <text:p text:style-name="P9"><text:span text:style-name="T10">-str (char → string)</text:span></text:p>
            <text:p text:style-name="P9"><text:span text:style-name="T16"/></text:p>
            <text:p text:style-name="P9"><text:span text:style-name="T16"><text:s text:c="27"/></text:span><text:span text:style-name="T16">real 123; (* real here is a function *) </text:span></text:p>
            <text:p text:style-name="P9"><text:span text:style-name="T16"><text:s text:c="27"/></text:span><text:span text:style-name="T16">val it = 123.0 : real </text:span></text:p>
            <text:p text:style-name="P9"><text:span text:style-name="T16"/></text:p>
            <text:p text:style-name="P9"><text:span text:style-name="T16"><text:s text:c="27"/></text:span><text:span text:style-name="T16">floor 3.6; </text:span></text:p>
            <text:p text:style-name="P9"><text:span text:style-name="T16"><text:s text:c="27"/></text:span><text:span text:style-name="T16">val it = 3 : int - str #"a"; val it = "a" : string</text:span></text:p>
            <text:p text:style-name="P9"><text:span text:style-name="T10"/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λειάδες (tuples)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λειάδες (tuples)</text:span></text:p>
          </draw:text-box>
        </draw:frame>
        <draw:frame draw:name="Content Placeholder 2" presentation:style-name="pr9" draw:text-style-name="P17" draw:layer="layout" svg:width="22.859cm" svg:height="12.571cm" svg:x="1.27cm" svg:y="3.8cm" presentation:class="outline" presentation:user-transformed="true">
          <draw:text-box>
            <text:p text:style-name="P9"><text:span text:style-name="T10">Αν θέλουμε, μπορούμε να χρησιμοποιήσουμε πλειάδες (tuples) ως ορίσματα ή αποτελέσματα συναρτήσεων</text:span></text:p>
            <text:p text:style-name="P9"><text:span text:style-name="T10"/></text:p>
            <text:p text:style-name="P9"><text:span text:style-name="T13"><text:s text:c="37"/></text:span><text:span text:style-name="T13">fun max (a,b) = if a &gt; b then a else b; </text:span></text:p>
            <text:p text:style-name="P9"><text:span text:style-name="T13"><text:s text:c="37"/></text:span><text:span text:style-name="T13">val max = fn : int * int -&gt; int </text:span></text:p>
            <text:p text:style-name="P9"><text:span text:style-name="T13"/></text:p>
            <text:p text:style-name="P9"><text:span text:style-name="T13"><text:s text:c="37"/></text:span><text:span text:style-name="T13">max (17,42); </text:span></text:p>
            <text:p text:style-name="P9"><text:span text:style-name="T13"><text:s text:c="37"/></text:span><text:span text:style-name="T13">val it = 42 : int </text:span></text:p>
            <text:p text:style-name="P9"><text:span text:style-name="T13"/></text:p>
            <text:p text:style-name="P9"><text:span text:style-name="T13"><text:s text:c="37"/></text:span><text:span text:style-name="T13">fun reverse (a,b) = (b,a); </text:span></text:p>
            <text:p text:style-name="P9"><text:span text:style-name="T13"><text:s text:c="37"/></text:span><text:span text:style-name="T13">val reverse = fn : ’a * ’b -&gt; ’b * ’a </text:span></text:p>
            <text:p text:style-name="P9"><text:span text:style-name="T13"/></text:p>
            <text:p text:style-name="P9"><text:span text:style-name="T13"><text:s text:c="37"/></text:span><text:span text:style-name="T13">reverse (17,42); </text:span></text:p>
            <text:p text:style-name="P9"><text:span text:style-name="T13"><text:s text:c="37"/></text:span><text:span text:style-name="T13">val it = (42,17) : int * int </text:span></text:p>
            <text:p text:style-name="P9"><text:span text:style-name="T13"/></text:p>
            <text:p text:style-name="P9"><text:span text:style-name="T13"><text:s text:c="37"/></text:span><text:span text:style-name="T13">max (reverse (17,42)); </text:span></text:p>
            <text:p text:style-name="P9"><text:span text:style-name="T13"><text:s text:c="37"/></text:span><text:span text:style-name="T13">val it = 42 : 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rds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18" draw:layer="layout" svg:width="22.859cm" svg:height="3.174cm" svg:x="1.27cm" svg:y="0.763cm" presentation:class="title" presentation:user-transformed="true">
          <draw:text-box>
            <text:p text:style-name="P1"><text:span text:style-name="T17">Records</text:span></text:p>
          </draw:text-box>
        </draw:frame>
        <draw:frame draw:name="Content Placeholder 2" presentation:style-name="pr2" draw:text-style-name="P1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9"><text:span text:style-name="T14"/></text:p>
                <text:p text:style-name="P19"><text:span text:style-name="T14">Παρόμοια με τα tuples, όμως είναι μη διατεταγμένες οι τιμές τους.</text:span></text:p>
              </text:list-header>
            </text:list>
            <text:p text:style-name="P20"><text:span text:style-name="T14"/></text:p>
            <text:p text:style-name="P20"><text:span text:style-name="T8"/></text:p>
            <text:p text:style-name="P20"><text:span text:style-name="T8">{first = "John", last = "Doe", age = 150, balance = 0.12}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Υπερφόρτωση τελεστώ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1" draw:layer="layout" svg:width="22.859cm" svg:height="3.174cm" svg:x="1.27cm" svg:y="0.763cm" presentation:class="title" presentation:user-transformed="true">
          <draw:text-box>
            <text:p text:style-name="P1"><text:span text:style-name="T18">Υπερφόρτωση τελεστών</text:span></text:p>
          </draw:text-box>
        </draw:frame>
        <draw:frame draw:name="Content Placeholder 2" presentation:style-name="pr2" draw:text-style-name="P22" draw:layer="layout" svg:width="22.859cm" svg:height="12.571cm" svg:x="1.27cm" svg:y="4.445cm" presentation:class="outline" presentation:user-transformed="true">
          <draw:text-box>
            <text:list text:style-name="L9">
              <text:list-header>
                <text:p text:style-name="P9"><text:span text:style-name="T19"/></text:p>
              </text:list-header>
              <text:list-item>
                <text:p text:style-name="P9"><text:span text:style-name="T19">Ο τελεστής * (και άλλοι όπως ο +) είναι υπερφορτωμένοι </text:span></text:p>
                <text:p text:style-name="P9"><text:span text:style-name="T19"/></text:p>
              </text:list-item>
              <text:list-item>
                <text:p text:style-name="P9"><text:span text:style-name="T19">Έχουν διαφορετική ερμηνεία σε ζεύγη ακεραίων και διαφορετική σε ζεύγη αριθμών κινητής υποδιαστολής </text:span></text:p>
                <text:p text:style-name="P9"><text:span text:style-name="T19"/></text:p>
              </text:list-item>
              <text:list-item>
                <text:p text:style-name="P9"><text:span text:style-name="T19">Η ML δεν κάνει αυτόματη μετατροπή από ακεραίους σε πραγματικούς αριθμούς (όπως π.χ. κάνει η C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ολυμορφισμός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3" draw:layer="layout" svg:width="22.859cm" svg:height="3.174cm" svg:x="1.27cm" svg:y="0.763cm" presentation:class="title" presentation:user-transformed="true">
          <draw:text-box>
            <text:p text:style-name="P1"><text:span text:style-name="T20">Πολυμορφισμός</text:span></text:p>
          </draw:text-box>
        </draw:frame>
        <draw:frame draw:name="Content Placeholder 2" presentation:style-name="pr11" draw:text-style-name="P15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6"><text:span text:style-name="T21"><text:s text:c="13"/></text:span><text:span text:style-name="T22"><text:s/></text:span><text:span text:style-name="T23">fun</text:span><text:span text:style-name="T22"> f(a, b) = (a = b); </text:span></text:p>
                <text:p text:style-name="P9"><text:span text:style-name="T22"><text:s text:c="14"/></text:span><text:span text:style-name="T22">val f = fn : ''a * ''a -&gt; bool</text:span></text:p>
              </text:list-header>
            </text:list>
            <text:p text:style-name="P9"><text:span text:style-name="T14"/></text:p>
            <text:list text:style-name="L10">
              <text:list-item>
                <text:p text:style-name="P9"><text:span text:style-name="T19">Η συνάρτηση σε ML γράφεται πιο εύκολα: ο προγραμματιστής δε χρειάζεται να ορίσει τύπους.</text:span></text:p>
              </text:list-item>
              <text:list-item>
                <text:p text:style-name="P9"><text:span text:style-name="T19">Η συνάρτηση σε ML είναι πιο ευέλικτη: μπορεί να χρησιμοποιηθεί για κάθε τύπο (που υποστηρίζει ισότητα).</text:span></text:p>
              </text:list-item>
            </text:list>
            <text:p text:style-name="P9"><text:span text:style-name="T19">Συναρτήσεις σαν και την παραπάνω, οι οποίες δουλεύουν για πολλούς τύπους, ονομάζονται πολυμορφικές</text:span></text:p>
            <text:p text:style-name="P20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Επισημειώσεις τύπ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4" draw:layer="layout" svg:width="22.859cm" svg:height="3.174cm" svg:x="1.27cm" svg:y="0.763cm" presentation:class="title" presentation:user-transformed="true">
          <draw:text-box>
            <text:p text:style-name="P1"><text:span text:style-name="T24">Επισημειώσεις τύπων</text:span></text:p>
          </draw:text-box>
        </draw:frame>
        <draw:frame draw:name="Content Placeholder 2" presentation:style-name="pr9" draw:text-style-name="P25" draw:layer="layout" svg:width="22.859cm" svg:height="12.571cm" svg:x="1.27cm" svg:y="4.445cm" presentation:class="outline" presentation:user-transformed="true">
          <draw:text-box>
            <text:p text:style-name="P11"><text:span text:style-name="T5">Υπάρχει η δυνατότητα να δηλωθεί ο τύπος:</text:span></text:p>
            <text:p text:style-name="P9"><text:span text:style-name="T5"/></text:p>
            <text:p text:style-name="P9"><text:span text:style-name="T25"><text:s text:c="27"/></text:span><text:span text:style-name="T25">fun prod (a,b) = a*b; </text:span></text:p>
            <text:p text:style-name="P9"><text:span text:style-name="T25"><text:s text:c="27"/></text:span><text:span text:style-name="T25">val prod = fn : int * int -&gt; int</text:span></text:p>
            <text:p text:style-name="P9"><text:span text:style-name="T5"/></text:p>
            <text:p text:style-name="P9"><text:span text:style-name="T5">Γιατί int και όχι real; </text:span></text:p>
            <text:p text:style-name="P9"><text:span text:style-name="T5">Διότι ο προεπιλεγμένος τύπος (default type) του αριθμητικού τελεστή * (όπως και των +, –) είναι int * int -&gt; int </text:span></text:p>
            <text:p text:style-name="P9"><text:span text:style-name="T5">Αν θέλουμε να χρησιμοποιήσουμε τη συνάρτηση με ορίσματα τύπου real μπορούμε να βάλουμε μια υποσημείωση τύπου στα συγκεκριμένα ορίσματα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«Δομή Επανάληψης»&#10;" draw:style-name="dp3" draw:master-page-name="Default" presentation:presentation-page-layout-name="AL1T11">
        <office:forms form:automatic-focus="false" form:apply-design-mode="false"/>
        <draw:frame draw:name="Title 1" presentation:style-name="pr12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«Δομή Επανάληψης»</text:span><text:span text:style-name="T1"><text:line-break/></text:span><text:span text:style-name="T1"/></text:p>
          </draw:text-box>
        </draw:frame>
        <draw:frame draw:name="Content Placeholder 2" presentation:style-name="pr9" draw:text-style-name="P15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1"><text:span text:style-name="T5">Επειδή δεν υπάρχουν μεταβλητές με την παραδοσιακή έννοια, τα προγράμματα χρησιμοποιούν αναδρομή για να εκφράσουν επανάληψη</text:span></text:p>
              </text:list-header>
            </text:list>
            <text:p text:style-name="P9"><text:span text:style-name="T26">-fun sum n = </text:span></text:p>
            <text:p text:style-name="P9"><text:span text:style-name="T26"><text:s text:c="4"/></text:span><text:span text:style-name="T26">if n = 0 then 0 else sum (n-1) + n; </text:span></text:p>
            <text:p text:style-name="P9"><text:span text:style-name="T26"><text:s/></text:span><text:span text:style-name="T26">val sum = fn : int -&gt; int</text:span></text:p>
            <text:p text:style-name="P9"><text:span text:style-name="T26">-sum 2; </text:span></text:p>
            <text:p text:style-name="P9"><text:span text:style-name="T26"><text:s/></text:span><text:span text:style-name="T26">val it = 3 : int </text:span></text:p>
            <text:p text:style-name="P9"><text:span text:style-name="T26">-sum 3; </text:span></text:p>
            <text:p text:style-name="P9"><text:span text:style-name="T26"><text:s/></text:span><text:span text:style-name="T26">val it = 6 : int </text:span></text:p>
            <text:p text:style-name="P9"><text:span text:style-name="T26">-sum 4; </text:span></text:p>
            <text:p text:style-name="P9"><text:span text:style-name="T26"><text:s/></text:span><text:span text:style-name="T26">val it = 10 : int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let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Εντολή let</text:span></text:p>
          </draw:text-box>
        </draw:frame>
        <draw:frame draw:name="Content Placeholder 2" presentation:style-name="pr9" draw:text-style-name="P15" draw:layer="layout" svg:width="22.859cm" svg:height="12.571cm" svg:x="1.27cm" svg:y="3.629cm" presentation:class="outline" presentation:user-transformed="true">
          <draw:text-box>
            <text:list text:style-name="L8">
              <text:list-header>
                <text:p text:style-name="P9"><text:span text:style-name="T14">Επειδή δεν έχουμε μεταβλητές, είμαστε αναγκασμένοι να επαναλάβουμε εκφράσεις (και υπολογισμούς) </text:span></text:p>
                <text:p text:style-name="P9"><text:span text:style-name="T14">Ένας πιο εύκολος τρόπος είναι ο ορισμός ενός τοπικού ονόματος για την επαναχρησιμοποιούμενη έκφραση</text:span></text:p>
                <text:p text:style-name="P9"><text:span text:style-name="T14"/></text:p>
              </text:list-header>
            </text:list>
            <text:p text:style-name="P9"><text:span text:style-name="T26">fun f x = </text:span></text:p>
            <text:p text:style-name="P9"><text:span text:style-name="T26">let val gg = g(square(max(x,4))) </text:span></text:p>
            <text:p text:style-name="P9"><text:span text:style-name="T26">in gg + (if x &lt; 1 then 1 else gg) </text:span></text:p>
            <text:p text:style-name="P9"><text:span text:style-name="T26">en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Φωλιασμένοι ορισμοί συναρτήσεων" draw:style-name="dp1" draw:master-page-name="Default" presentation:presentation-page-layout-name="AL1T11">
        <office:forms form:automatic-focus="false" form:apply-design-mode="false"/>
        <draw:frame draw:name="Title 1" presentation:style-name="pr12" draw:text-style-name="P26" draw:layer="layout" svg:width="22.859cm" svg:height="3.174cm" svg:x="1.27cm" svg:y="0.763cm" presentation:class="title" presentation:user-transformed="true">
          <draw:text-box>
            <text:p text:style-name="P1"><text:span text:style-name="T27">Φωλιασμένοι ορισμοί συναρτήσεων</text:span></text:p>
          </draw:text-box>
        </draw:frame>
        <draw:frame draw:name="Content Placeholder 2" presentation:style-name="pr9" draw:text-style-name="P28" draw:layer="layout" svg:width="22.859cm" svg:height="12.571cm" svg:x="1cm" svg:y="5.029cm" presentation:class="outline" presentation:user-transformed="true">
          <draw:text-box>
            <text:list text:style-name="L8">
              <text:list-header>
                <text:p text:style-name="P27"><text:span text:style-name="T10">Μπορούμε να ορίσουμε τοπικές συναρτήσεις, ακριβώς όπως ορίζουμε τοπικές μεταβλητές, με χρήση let </text:span></text:p>
                <text:p text:style-name="P27"><text:span text:style-name="T10"/></text:p>
                <text:p text:style-name="P27"><text:span text:style-name="T10">Συνήθως αυτό γίνεται για βοηθητικές συναρτήσεις που δε θεωρούνται χρήσιμες από μόνες τους</text:span></text:p>
                <text:p text:style-name="P27"><text:span text:style-name="T10"/></text:p>
                <text:p text:style-name="P27"><text:span text:style-name="T10">Αυτό έχει και το πλεονέκτημα ότι οι εσωτερικές συναρτήσεις μπορούν να αναφέρονται σε μεταβλητές των εξωτερικών συναρτήσεων</text:span></text:p>
              </text:list-header>
            </text:list>
            <text:p text:style-name="P27"><text:span text:style-name="T10"/></text:p>
            <text:p text:style-name="P27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layer="layout" svg:width="22.859cm" svg:height="7.867cm" svg:x="1.27cm" svg:y="-1.583cm" presentation:class="title" presentation:user-transformed="true">
          <draw:text-box>
            <text:p text:style-name="P1"><text:span text:style-name="T27">Φωλιασμένοι ορισμοί συναρτήσεων</text:span></text:p>
          </draw:text-box>
        </draw:frame>
        <draw:frame presentation:style-name="pr14" draw:text-style-name="P29" draw:layer="layout" svg:width="22.859cm" svg:height="13.669cm" svg:x="1.27cm" svg:y="4.445cm" presentation:class="outline" presentation:user-transformed="true">
          <draw:text-box>
            <text:p text:style-name="P9"><text:span text:style-name="T28">(* Sort a list of integers. *)</text:span></text:p>
            <text:p text:style-name="P9"><text:span text:style-name="T28">fun mergeSort nil = nil </text:span></text:p>
            <text:p text:style-name="P9"><text:span text:style-name="T28">| mergeSort [e] = [e] </text:span></text:p>
            <text:p text:style-name="P9"><text:span text:style-name="T28">| mergeSort theList = let (* From the given list make a pair of lists * (x,y), where half the elements of the * original are in x and half are in y. *) </text:span></text:p>
            <text:p text:style-name="P9"><text:span text:style-name="T28">fun halve nil = (nil, nil) </text:span></text:p>
            <text:p text:style-name="P9"><text:span text:style-name="T28">| halve [a] = ([a], nil) </text:span></text:p>
            <text:p text:style-name="P9"><text:span text:style-name="T28">| halve (a::b::cs) = let val (x, y) = halve cs in (a::x, b::y) end;</text:span></text:p>
            <text:p text:style-name="P9"><text:span text:style-name="T29"/></text:p>
            <text:p text:style-name="P9"><text:span text:style-name="T16">(* Merge two sorted lists of integers into * a single sorted list. *) </text:span></text:p>
            <text:p text:style-name="P9"><text:span text:style-name="T16">fun merge (nil, ys) = ys </text:span></text:p>
            <text:p text:style-name="P9"><text:span text:style-name="T16">| merge (xs, nil) = xs </text:span></text:p>
            <text:p text:style-name="P9"><text:span text:style-name="T16">| merge (x::xs, y::ys) = if x &lt; y then x :: merge(xs, y::ys) else y :: merge(x::xs, ys); </text:span></text:p>
            <text:p text:style-name="P9"><text:span text:style-name="T16">val (x, y) = halve theList in merge (mergeSort x, mergeSort y)</text:span></text:p>
            <text:p><text:span text:style-name="T16">end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ναρτήσεις υψηλής τάξης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Συναρτήσεις υψηλής τάξης</text:span></text:p>
          </draw:text-box>
        </draw:frame>
        <draw:frame draw:name="Content Placeholder 2" presentation:style-name="pr9" draw:text-style-name="P25" draw:layer="layout" svg:width="22.859cm" svg:height="12.571cm" svg:x="1.27cm" svg:y="3.829cm" presentation:class="outline" presentation:user-transformed="true">
          <draw:text-box>
            <text:p text:style-name="P9"><text:span text:style-name="T5">Κάθε συνάρτηση έχει μία τάξη (order): </text:span></text:p>
            <text:list text:style-name="L11">
              <text:list-item>
                <text:p text:style-name="P9"><text:span text:style-name="T5">Μια συνάρτηση που δεν παίρνει άλλες συναρτήσεις ως παραμέτρους και δεν επιστρέφει ως αποτέλεσμα μια άλλη συνάρτηση έχει τάξη 1</text:span></text:p>
              </text:list-item>
              <text:list-item>
                <text:p text:style-name="P9"><text:span text:style-name="T5">Μια συνάρτηση που παίρνει άλλες συναρτήσεις ως παραμέτρους ή επιστρέφει ως αποτέλεσμα μια άλλη συνάρτηση έχει τάξη n+1, όπου n είναι η μέγιστη τάξη των παραμέτρων της και του αποτελέσματός της</text:span></text:p>
                <text:p text:style-name="P9"><text:span text:style-name="T5"/></text:p>
              </text:list-item>
            </text:list>
            <text:p text:style-name="P11"><text:span text:style-name="T30">Η συνάρτηση quicksort για παράδειγμα, είναι συνάρτηση δεύτερης τάξης</text:span></text:p>
            <text:p text:style-name="P9"><text:span text:style-name="T5"/></text:p>
            <text:p text:style-name="P9"><text:span text:style-name="T8">quicksort; val it = fn : ('a list) * ('a * 'a -&gt; bool) -&gt; 'a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Λίστες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Λίστες</text:span></text:p>
          </draw:text-box>
        </draw:frame>
        <draw:frame draw:name="Content Placeholder 2" presentation:style-name="pr16" draw:text-style-name="P17" draw:layer="layout" svg:width="22.859cm" svg:height="12.571cm" svg:x="1.27cm" svg:y="3.8cm" presentation:class="outline" presentation:user-transformed="true">
          <draw:text-box>
            <text:list text:style-name="L12">
              <text:list-item>
                <text:p text:style-name="P9"><text:span text:style-name="T10">Οι λίστες περικλείονται από αγκύλες.</text:span></text:p>
                <text:p text:style-name="P9"><text:span text:style-name="T31">[1,2]; </text:span></text:p>
                <text:p text:style-name="P9"><text:span text:style-name="T31">val it = [1,2] : int list</text:span></text:p>
                <text:p text:style-name="P9"><text:span text:style-name="T10"/></text:p>
              </text:list-item>
              <text:list-item>
                <text:p text:style-name="P9"><text:span text:style-name="T10">Ο τελεστής @ συνενώνει δύο λίστες</text:span></text:p>
                <text:p text:style-name="P9"><text:span text:style-name="T32">[1,2] @ [3,4]; </text:span></text:p>
                <text:p text:style-name="P9"><text:span text:style-name="T32">val it = [1,2,3,4] : int list</text:span></text:p>
                <text:p text:style-name="P9"><text:span text:style-name="T10"/></text:p>
              </text:list-item>
              <text:list-item>
                <text:p text:style-name="P9"><text:span text:style-name="T10">Μπορούμε να προσθέσουμε στοιχεία στην αρχή μιας λίστας με τον τελεστή ::</text:span></text:p>
                <text:p text:style-name="P9"><text:span text:style-name="T8">1 :: 2 :: 3 :: []; </text:span></text:p>
                <text:p text:style-name="P9"><text:span text:style-name="T8">val it = [1,2,3] : int list </text:span></text:p>
                <text:p text:style-name="P9"><text:span text:style-name="T8">0 :: it; </text:span></text:p>
                <text:p text:style-name="P9"><text:span text:style-name="T8">val it = [0,1,2,3] : int l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ναρτήσεις για λίστες" draw:style-name="dp1" draw:master-page-name="Default" presentation:presentation-page-layout-name="AL4T3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>
          <draw:text-box>
            <text:p text:style-name="P1"><text:span text:style-name="T1">Συναρτήσεις για λίστες</text:span></text:p>
          </draw:text-box>
        </draw:frame>
        <draw:frame draw:name="Content Placeholder 2" presentation:style-name="pr17" draw:text-style-name="P30" draw:layer="layout" svg:width="11.154cm" svg:height="12.571cm" svg:x="1.246cm" svg:y="5cm" presentation:class="outline" presentation:user-transformed="true">
          <draw:text-box>
            <text:list text:style-name="L13">
              <text:list-header>
                <text:p text:style-name="P9"><text:span text:style-name="T33">-null []; </text:span></text:p>
                <text:p text:style-name="P9"><text:span text:style-name="T33">val it = true : bool </text:span></text:p>
                <text:p text:style-name="P9"><text:span text:style-name="T33"/></text:p>
                <text:p text:style-name="P9"><text:span text:style-name="T33">-null [1,2]; </text:span></text:p>
                <text:p text:style-name="P9"><text:span text:style-name="T33">val it = false : bool</text:span><text:span text:style-name="T26"> </text:span></text:p>
                <text:p text:style-name="P9"><text:span text:style-name="T26"/></text:p>
                <text:p text:style-name="P9"><text:span text:style-name="T26">-val l = [1,2,3,4]; </text:span></text:p>
                <text:p text:style-name="P9"><text:span text:style-name="T26">val l = [1,2,3,4] : int list </text:span></text:p>
                <text:p text:style-name="P9"><text:span text:style-name="T26"/></text:p>
                <text:p text:style-name="P9"><text:span text:style-name="T26"/></text:p>
                <text:p text:style-name="P9"><text:span text:style-name="T26"/></text:p>
              </text:list-header>
            </text:list>
          </draw:text-box>
        </draw:frame>
        <draw:frame presentation:style-name="pr10" draw:text-style-name="P31" draw:layer="layout" svg:width="11.154cm" svg:height="12.571cm" svg:x="13.446cm" svg:y="4.429cm" presentation:class="outline" presentation:user-transformed="true">
          <draw:text-box>
            <text:p text:style-name="P9"><text:span text:style-name="T33">-hd l; </text:span></text:p>
            <text:p text:style-name="P9"><text:span text:style-name="T33">val it = 1 : int</text:span><text:span text:style-name="T26"> </text:span></text:p>
            <text:p text:style-name="P9"><text:span text:style-name="T26"/></text:p>
            <text:p text:style-name="P9"><text:span text:style-name="T26">-tl l; </text:span></text:p>
            <text:p text:style-name="P9"><text:span text:style-name="T26">val it = [2,3,4] : int list </text:span></text:p>
            <text:p text:style-name="P9"><text:span text:style-name="T26"/></text:p>
            <text:p text:style-name="P9"><text:span text:style-name="T26">-length l; </text:span></text:p>
            <text:p text:style-name="P9"><text:span text:style-name="T26">val it = 4 : int </text:span></text:p>
            <text:p text:style-name="P9"><text:span text:style-name="T26"/></text:p>
            <text:p text:style-name="P9"><text:span text:style-name="T26">-nil; </text:span></text:p>
            <text:p text:style-name="P9"><text:span text:style-name="T26">val it = [] : ’a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5T0">
        <office:forms form:automatic-focus="false" form:apply-design-mode="false"/>
        <draw:custom-shape draw:name="Rectangle 1" draw:style-name="gr7" draw:text-style-name="P5" draw:layer="layout" svg:width="22.436cm" svg:height="15.061cm" svg:x="2.6cm" svg:y="6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22.859cm" svg:height="8.671cm" svg:x="1.27cm" svg:y="-1.985cm" presentation:class="title" presentation:user-transformed="true">
          <draw:text-box>
            <text:p text:style-name="P32"><text:span text:style-name="T1">Συναρτήσεις για λίστες</text:span></text:p>
          </draw:text-box>
        </draw:frame>
        <draw:frame presentation:style-name="pr18" draw:text-style-name="P35" draw:layer="layout" svg:width="22.859cm" svg:height="14.376cm" svg:x="1.2cm" svg:y="6.424cm" presentation:class="subtitle" presentation:user-transformed="true">
          <draw:text-box>
            <text:p text:style-name="P34"><text:span text:style-name="T25"><text:s text:c="23"/></text:span><text:span text:style-name="T25">fun map (f, l) = </text:span></text:p>
            <text:p text:style-name="P34"><text:span text:style-name="T25"><text:s text:c="23"/></text:span><text:span text:style-name="T25">if null l then nil </text:span></text:p>
            <text:p text:style-name="P34"><text:span text:style-name="T25"><text:s text:c="24"/></text:span><text:span text:style-name="T25">else f (hd l) :: map (f, tl l); </text:span></text:p>
            <text:p text:style-name="P34"><text:span text:style-name="T25"/></text:p>
            <text:p text:style-name="P34"><text:span text:style-name="T25"><text:s text:c="23"/></text:span><text:span text:style-name="T25">val map = fn : (’a -&gt; ’b) * ’a list -&gt; ’b list </text:span></text:p>
            <text:p text:style-name="P34"><text:span text:style-name="T25"/></text:p>
            <text:p text:style-name="P34"><text:span text:style-name="T25"><text:s text:c="23"/></text:span><text:span text:style-name="T25">fun reverse xs = </text:span></text:p>
            <text:p text:style-name="P34"><text:span text:style-name="T25"><text:s text:c="23"/></text:span><text:span text:style-name="T25">let fun rev (nil, z) = z </text:span></text:p>
            <text:p text:style-name="P34"><text:span text:style-name="T25"><text:s text:c="23"/></text:span><text:span text:style-name="T25">| rev (y::ys, z) = rev (ys, y::z)</text:span></text:p>
            <text:p text:style-name="P34"><text:span text:style-name="T25"><text:s text:c="24"/></text:span><text:span text:style-name="T25">in rev (xs, nil) end;</text:span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dr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foldr</text:span></text:p>
          </draw:text-box>
        </draw:frame>
        <draw:frame draw:name="Content Placeholder 2" presentation:style-name="pr9" draw:text-style-name="P3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1"><text:span text:style-name="T5">Συνδυάζει, μέσω μιας συνάρτησης, όλα τα στοιχεία μιας λίστας</text:span></text:p>
              </text:list-header>
            </text:list>
            <text:p text:style-name="P11"><text:span text:style-name="T5"><text:s text:c="4"/></text:span><text:span text:style-name="T5">Παίρνει ως ορίσματα μια συνάρτηση f, μια αρχική τιμή c, και μια λίστα x = [x1 , …, xn ] και υπολογίζει την τιμή: </text:span></text:p>
            <text:list text:continue-numbering="true" text:style-name="L8">
              <text:list-header>
                <text:p text:style-name="P11"><text:span text:style-name="T5"/></text:p>
              </text:list-header>
            </text:list>
            <text:p text:style-name="P11"><text:span text:style-name="T34"><text:s text:c="4"/></text:span><text:span text:style-name="T34">f( x1 , f ( x2 , f( x3 , …. f(xn,c))...))</text:span></text:p>
            <text:p text:style-name="P11"><text:span text:style-name="T5"/></text:p>
            <text:p text:style-name="P11"><text:span text:style-name="T5"><text:s text:c="4"/></text:span><text:span text:style-name="T5">Για παράδειγμα η κλήση: </text:span><text:span text:style-name="T34">foldr (op +) 0 [1,2,3,4]</text:span><text:span text:style-name="T35"> <text:s text:c="4"/></text:span><text:span text:style-name="T5"><text:s text:c="12"/>αποτιμάται σε </text:span><text:span text:style-name="T34">1+(2+(3+(4+0)))=10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dl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foldl</text:span></text:p>
          </draw:text-box>
        </draw:frame>
        <draw:frame draw:name="Content Placeholder 2" presentation:style-name="pr9" draw:text-style-name="P37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9"><text:span text:style-name="T5">Συνδυάζει, μέσω μιας συνάρτησης, όλα τα στοιχεία μιας λίστας (όπως η foldr)</text:span></text:p>
              </text:list-header>
            </text:list>
            <text:p text:style-name="P19"><text:span text:style-name="T5"/></text:p>
            <text:list text:continue-numbering="true" text:style-name="L8">
              <text:list-header>
                <text:p text:style-name="P19"><text:span text:style-name="T5">Παίρνει ως ορίσματα μια συνάρτηση f, μια αρχική τιμή c, και μια λίστα </text:span><text:span text:style-name="T34">x = [x1 , …, xn ]</text:span><text:span text:style-name="T5"> και υπολογίζει την τιμή:</text:span></text:p>
              </text:list-header>
            </text:list>
            <text:p text:style-name="P19"><text:span text:style-name="T34">f(xn,f(xn-1,….f(x1,c)…)</text:span></text:p>
            <text:p text:style-name="P19"><text:span text:style-name="T5">Για παράδειγμα η κλήση: </text:span><text:span text:style-name="T34">foldl (op +) 0 [1,2,3,4]</text:span><text:span text:style-name="T5"> αποτιμάται σε </text:span><text:span text:style-name="T34">4+(3+(2+(1+0)))=10</text:span></text:p>
            <text:p text:style-name="P1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λ-εκφράσεις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λ-εκφράσεις</text:span></text:p>
          </draw:text-box>
        </draw:frame>
        <draw:frame draw:name="Content Placeholder 2" presentation:style-name="pr9" draw:text-style-name="P25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9"><text:span text:style-name="T5"><text:s text:c="17"/></text:span><text:span text:style-name="T36"><text:s/></text:span><text:span text:style-name="T36">map (fn x =&gt; x + 2, [10,11,12]); </text:span></text:p>
              </text:list-header>
            </text:list>
            <text:p text:style-name="P9"><text:span text:style-name="T36"><text:s text:c="19"/></text:span><text:span text:style-name="T36">val it = [12,13,14] : int list</text:span></text:p>
            <text:p text:style-name="P9"><text:span text:style-name="T5"/></text:p>
            <text:p text:style-name="P11"><text:span text:style-name="T5">Το πρώτο όρισμα της παραπάνω συνάρτησης λέγεται λάμβδα έκφραση: είναι μια συνάρτηση χωρίς όνομα</text:span></text:p>
            <text:p text:style-name="P11"><text:span text:style-name="T5"/></text:p>
            <text:p text:style-name="P11"><text:span text:style-name="T5">Ο τελεστής fun είναι ισοδύναμος με μία λάμβδα έκφραση</text:span></text:p>
            <text:p text:style-name="P9"><text:span text:style-name="T5"/></text:p>
            <text:p text:style-name="P9"><text:span text:style-name="T25">-val add2 = fn x =&gt; x + 2; </text:span></text:p>
            <text:p text:style-name="P9"><text:span text:style-name="T25">val add2 = fn : int -&gt; int </text:span></text:p>
            <text:p text:style-name="P9"><text:span text:style-name="T25"/></text:p>
            <text:p text:style-name="P9"><text:span text:style-name="T25">-add2 10; </text:span></text:p>
            <text:p text:style-name="P9"><text:span text:style-name="T25">val it = 12 : 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Ταίριαγμα προτύπ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Ταίριασμα προτύπων</text:span></text:p>
          </draw:text-box>
        </draw:frame>
        <draw:frame draw:name="Content Placeholder 2" presentation:style-name="pr9" draw:text-style-name="P38" draw:layer="layout" svg:width="22.859cm" svg:height="12.571cm" svg:x="1.27cm" svg:y="4.445cm" presentation:class="outline" presentation:user-transformed="true">
          <draw:text-box>
            <text:p text:style-name="P9"><text:span text:style-name="T19">Παραγοντικό με χρήση if-then-else </text:span></text:p>
            <text:p text:style-name="P9"><text:span text:style-name="T33">fun fact n = </text:span></text:p>
            <text:p text:style-name="P9"><text:span text:style-name="T33">if n = 0 then 1 else n * fact (n-1);</text:span></text:p>
            <text:p text:style-name="P9"><text:span text:style-name="T37"/></text:p>
            <text:p text:style-name="P9"><text:span text:style-name="T19">Παραγοντικό με χρήση ταιριάσματος προτύπων</text:span></text:p>
            <text:p text:style-name="P9"><text:span text:style-name="T26">fun fact 0 = 1 | fact n = n * fact (n-1);</text:span></text:p>
            <text:p text:style-name="P9"><text:span text:style-name="T19"/></text:p>
            <text:p text:style-name="P9"><text:span text:style-name="T19">Παρατηρήστε ότι υπάρχει επικάλυψη στα πρότυπα <text:s/>Η εκτέλεση δοκιμάζει πρότυπα με τη σειρά που αυτά εμφανίζονται (από πάνω προς τα κάτω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5T0">
        <office:forms form:automatic-focus="false" form:apply-design-mode="false"/>
        <draw:custom-shape draw:name="Rectangle 1" draw:style-name="gr8" draw:text-style-name="P5" draw:layer="layout" svg:width="12.699cm" svg:height="10.919cm" svg:x="6.562cm" svg:y="4.6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22.859cm" svg:height="8.671cm" svg:x="1.27cm" svg:y="-1.985cm" presentation:class="title" presentation:user-transformed="true">
          <draw:text-box>
            <text:p text:style-name="P32"><text:span text:style-name="T1">Ταίριασμα προτύπων</text:span></text:p>
          </draw:text-box>
        </draw:frame>
        <draw:frame presentation:style-name="pr19" draw:text-style-name="P40" draw:layer="layout" svg:width="22.859cm" svg:height="12.572cm" svg:x="1.27cm" svg:y="4.457cm" presentation:class="subtitle">
          <draw:text-box>
            <text:p text:style-name="P39"><text:span text:style-name="T5">Δεν επιτρέπεται η χρήση της ίδιας μεταβλητής περισσότερες από μία φορές στο ίδιο πρότυπο .</text:span></text:p>
            <text:p text:style-name="P39"><text:span text:style-name="T5"/></text:p>
            <text:p text:style-name="P39"><text:span text:style-name="T5">Για παράδειγμα, το παρακάτω δεν επιτρέπεται: </text:span></text:p>
            <text:p text:style-name="P34"><text:span text:style-name="T5"><text:s text:c="17"/></text:span><text:span text:style-name="T38">fun f (a,b) = … for pairs of equal elements |</text:span></text:p>
            <text:p text:style-name="P34"><text:span text:style-name="T38"><text:s text:c="14"/></text:span><text:span text:style-name="T38">f (a,b) = … for pairs of unequal elements</text:span></text:p>
            <text:p text:style-name="P39"><text:span text:style-name="T5"/></text:p>
            <text:p text:style-name="P39"><text:span text:style-name="T5">Αντί αυτού πρέπει να χρησιμοποιηθεί το παρακάτω:</text:span></text:p>
            <text:p text:style-name="P34"><text:span text:style-name="T5"><text:s text:c="14"/></text:span><text:span text:style-name="T25"><text:s text:c="2"/></text:span><text:span text:style-name="T25">fun f (a,b) = </text:span></text:p>
            <text:p text:style-name="P34"><text:span text:style-name="T25"><text:s text:c="14"/></text:span><text:span text:style-name="T25">if a = b then … for pairs of equal elements </text:span></text:p>
            <text:p text:style-name="P34"><text:span text:style-name="T25"><text:s text:c="14"/></text:span><text:span text:style-name="T25">else … for pairs of unequal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Κανόνες ταιριάγματος προτύπ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Κανόνες ταιριάσματος προτύπων</text:span></text:p>
          </draw:text-box>
        </draw:frame>
        <draw:frame draw:name="Content Placeholder 2" presentation:style-name="pr20" draw:text-style-name="P25" draw:layer="layout" svg:width="22.859cm" svg:height="12.571cm" svg:x="1.27cm" svg:y="3.2cm" presentation:class="outline" presentation:user-transformed="true">
          <draw:text-box>
            <text:list text:style-name="L14">
              <text:list-item>
                <text:p text:style-name="P9"><text:span text:style-name="T5">Το πρότυπο ''_'' ταιριάζει με οτιδήποτε </text:span></text:p>
              </text:list-item>
              <text:list-item>
                <text:p text:style-name="P9"><text:span text:style-name="T5">Μια μεταβλητή είναι ένα πρότυπο που ταιριάζει με οποιαδήποτε τιμή και δένει τη μεταβλητή με την τιμή </text:span></text:p>
              </text:list-item>
              <text:list-item>
                <text:p text:style-name="P9"><text:span text:style-name="T5">Μια σταθερά (ενός τύπου ισότητας) είναι ένα πρότυπο που ταιριάζει μόνο με τη συγκεκριμένη σταθερά </text:span></text:p>
              </text:list-item>
              <text:list-item>
                <text:p text:style-name="P9"><text:span text:style-name="T5">Μια πλειάδα (x,y,…,z)είναι ένα πρότυπο που ταιριάζει με κάθε πλειάδα του ίδιου μεγέθους, της οποίας τα περιεχόμενα ταιριάζουν με τη σειρά τους με τα x,y,…,z </text:span></text:p>
              </text:list-item>
              <text:list-item>
                <text:p text:style-name="P9"><text:span text:style-name="T5">Μια λίστα [x,y,…,z]είναι ένα πρότυπο που ταιριάζει με κάθε λίστα του ίδιου μήκους, της οποίας τα στοιχεία ταιριάζουν με τη σειρά τους με τα x,y,…,z </text:span></text:p>
              </text:list-item>
              <text:list-item>
                <text:p text:style-name="P9"><text:span text:style-name="T5">Ένα cons h::t είναι ένα πρότυπο που ταιριάζει με κάθε μη κενή λίστα, της οποίας η κεφαλή ταιριάζει με το h και η ουρά με το 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Χειρισμός εξαιρέσε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Χειρισμός εξαιρέσεων</text:span></text:p>
          </draw:text-box>
        </draw:frame>
        <draw:frame draw:name="Content Placeholder 2" presentation:style-name="pr9" draw:text-style-name="P17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1"><text:span text:style-name="T5">Μέσω ταιριάσματος προτύπων μπορούμε επίσης να χειριστούμε εξαιρέσεις</text:span></text:p>
                <text:p text:style-name="P11"><text:span text:style-name="T5"/></text:p>
              </text:list-header>
            </text:list>
            <text:p text:style-name="P9"><text:span text:style-name="T10"><text:s/></text:span><text:span text:style-name="T8"><text:s text:c="2"/></text:span><text:span text:style-name="T32"><text:s text:c="2"/></text:span><text:span text:style-name="T32">-fun square PlusInf = PlusInf </text:span></text:p>
            <text:p text:style-name="P9"><text:span text:style-name="T32"><text:s text:c="7"/></text:span><text:span text:style-name="T32">| square MinusInf = PlusInf <text:s/></text:span></text:p>
            <text:p text:style-name="P9"><text:span text:style-name="T32"><text:s text:c="7"/></text:span><text:span text:style-name="T32">| square (Value x) = Value (x*x) </text:span></text:p>
            <text:p text:style-name="P9"><text:span text:style-name="T32"><text:s text:c="7"/></text:span><text:span text:style-name="T32">handle Overflow =&gt; PlusInf; </text:span></text:p>
            <text:p text:style-name="P9"><text:span text:style-name="T32"><text:s text:c="6"/></text:span><text:span text:style-name="T32">val square = fn : exint -&gt; exint </text:span></text:p>
            <text:list text:style-name="L15">
              <text:list-header>
                <text:p text:style-name="P9"><text:span text:style-name="T8"/></text:p>
                <text:p text:style-name="P9"><text:span text:style-name="T8">-square (Value 10000); </text:span></text:p>
                <text:p text:style-name="P9"><text:span text:style-name="T8">val it = Value 100000000 : exint </text:span></text:p>
                <text:p text:style-name="P9"><text:span text:style-name="T8">-square (Value 100000); </text:span></text:p>
                <text:p text:style-name="P9"><text:span text:style-name="T8">val it = PlusInf : exi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Εκφράσεις case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Εκφράσεις case</text:span></text:p>
          </draw:text-box>
        </draw:frame>
        <draw:frame draw:name="Content Placeholder 2" presentation:style-name="pr9" draw:text-style-name="P17" draw:layer="layout" svg:width="22.859cm" svg:height="12.571cm" svg:x="1.27cm" svg:y="3.229cm" presentation:class="outline" presentation:user-transformed="true">
          <draw:text-box>
            <text:p text:style-name="P9"><text:span text:style-name="T31"><text:s text:c="25"/></text:span><text:span text:style-name="T31">case list of _::_::c::_ =&gt; c </text:span></text:p>
            <text:p text:style-name="P9"><text:span text:style-name="T31"><text:s text:c="25"/></text:span><text:span text:style-name="T31">| _::b::_ =&gt; b </text:span></text:p>
            <text:p text:style-name="P9"><text:span text:style-name="T31"><text:s text:c="25"/></text:span><text:span text:style-name="T31">| a::_ =&gt; a </text:span></text:p>
            <text:p text:style-name="P9"><text:span text:style-name="T31"><text:s text:c="25"/></text:span><text:span text:style-name="T31">| nil =&gt; 0 </text:span></text:p>
            <text:p text:style-name="P9"><text:span text:style-name="T10"/></text:p>
            <text:p text:style-name="P9"><text:span text:style-name="T9">Η τιμή αυτής της έκφρασης είναι: </text:span></text:p>
            <text:p text:style-name="P9"><text:span text:style-name="T9">–</text:span><text:span text:style-name="T9">το τρίτο στοιχείο της λίστας list, αν η λίστα έχει τουλάχιστον τρία στοιχεία, ή </text:span></text:p>
            <text:p text:style-name="P9"><text:span text:style-name="T9">–</text:span><text:span text:style-name="T9">το δεύτερο στοιχείο της λίστας αν η λίστα έχει μόνο δύο στοιχεία</text:span></text:p>
            <text:p text:style-name="P9"><text:span text:style-name="T9">–</text:span><text:span text:style-name="T9">το πρώτο στοιχείο της λίστας list αν έχει μόνο ένα, ή</text:span></text:p>
            <text:p text:style-name="P9"><text:span text:style-name="T9">–</text:span><text:span text:style-name="T9">ο ακέραιος 0 αν η λίστα list είναι κενή</text:span></text:p>
            <text:p text:style-name="P9"><text:span text:style-name="T9"/></text:p>
            <text:p text:style-name="P9"><text:span text:style-name="T9">Λόγω του τελευταίου κανόνα, η λίστα πρέπει να είναι μια λίστα ακεραίων</text:span></text:p>
            <text:p text:style-name="P9"><text:span text:style-name="T9"/></text:p>
            <text:p text:style-name="P9"><text:span text:style-name="T9">Η έκφραση case είναι μια γενίκευση της </text:span><text:span text:style-name="T39">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op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To op</text:span></text:p>
          </draw:text-box>
        </draw:frame>
        <draw:frame draw:name="Content Placeholder 2" presentation:style-name="pr9" draw:text-style-name="P25" draw:layer="layout" svg:width="22.859cm" svg:height="12.571cm" svg:x="1.27cm" svg:y="4.445cm" presentation:class="outline" presentation:user-transformed="true">
          <draw:text-box>
            <text:p text:style-name="P9"><text:span text:style-name="T25"><text:s text:c="17"/></text:span><text:span text:style-name="T36">-op *; </text:span></text:p>
            <text:p text:style-name="P9"><text:span text:style-name="T36"><text:s text:c="17"/></text:span><text:span text:style-name="T36">val it = fn : int * int -&gt; int </text:span></text:p>
            <text:p text:style-name="P9"><text:span text:style-name="T36"><text:s text:c="17"/></text:span><text:span text:style-name="T36">-quicksort ([1,4,3,2,5], op &lt; );</text:span></text:p>
            <text:p text:style-name="P9"><text:span text:style-name="T36"><text:s text:c="17"/></text:span><text:span text:style-name="T36">val it = [1,2,3,4,5] : int list</text:span></text:p>
            <text:p text:style-name="P9"><text:span text:style-name="T5"/></text:p>
            <text:p text:style-name="P9"><text:span text:style-name="T5">Οι δυαδικοί τελεστές είναι ειδικές συναρτήσεις </text:span></text:p>
            <text:p text:style-name="P9"><text:span text:style-name="T5">Όμως μερικές φορές θέλουμε να τους χρησιμοποιήσουμε ως κοινές συναρτήσεις: για παράδειγμα, να περάσουμε τον τελεστή &lt; σαν όρισμα τύπου int * int -&gt; bool </text:span></text:p>
            <text:p text:style-name="P9"><text:span text:style-name="T5">Η λέξη κλειδί op πριν από κάποιον τελεστή επιστρέφει την αντίστοιχη συνάρτηση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Ορισμοί τύπων δεδομέν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Ορισμοί τύπων δεδομένων</text:span></text:p>
          </draw:text-box>
        </draw:frame>
        <draw:frame draw:name="Content Placeholder 2" presentation:style-name="pr9" draw:text-style-name="P25" draw:layer="layout" svg:width="22.859cm" svg:height="13.216cm" svg:x="1.27cm" svg:y="3.8cm" presentation:class="outline" presentation:user-transformed="true">
          <draw:text-box>
            <text:list text:style-name="L8">
              <text:list-header>
                <text:p text:style-name="P11"><text:span text:style-name="T40">Παραδείγματα: </text:span></text:p>
              </text:list-header>
            </text:list>
            <text:p text:style-name="P9"><text:span text:style-name="T36"/></text:p>
            <text:p text:style-name="P9"><text:span text:style-name="T36">– </text:span><text:span text:style-name="T36">datatype color = Red | Yellow | Green </text:span></text:p>
            <text:p text:style-name="P9"><text:span text:style-name="T41">στοιχεία: Red, Yellow, και Green </text:span></text:p>
            <text:p text:style-name="P9"><text:span text:style-name="T41"/></text:p>
            <text:p text:style-name="P9"><text:span text:style-name="T38">– </text:span><text:span text:style-name="T38">datatype atom = Atm of string | Nmbr of int </text:span></text:p>
            <text:p text:style-name="P9"><text:span text:style-name="T41">στοιχεία : Atm("a"), Atm("b"), …, Nmbr(0), Nmbr(1), …</text:span></text:p>
            <text:p text:style-name="P9"><text:span text:style-name="T41"><text:s/></text:span></text:p>
            <text:p text:style-name="P9"><text:span text:style-name="T25">– </text:span><text:span text:style-name="T25">datatype list = Nil | Cons of atom * list</text:span><text:span text:style-name="T5"> </text:span></text:p>
            <text:p text:style-name="P9"><text:span text:style-name="T41">στοιχεία : Nil, Cons (Atm "a", Nil), … 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ναδρομικοί τύποι δεδομένων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Αναδρομικοί τύποι δεδομένων</text:span></text:p>
          </draw:text-box>
        </draw:frame>
        <draw:frame draw:name="Content Placeholder 2" presentation:style-name="pr9" draw:text-style-name="P25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9"><text:span text:style-name="T36">datatype ’d tree = Leaf of ’d </text:span></text:p>
              </text:list-header>
            </text:list>
            <text:p text:style-name="P9"><text:span text:style-name="T36"><text:s text:c="4"/></text:span><text:span text:style-name="T36">| Node of ’d * ’d tree * ’d tree;</text:span></text:p>
            <text:p text:style-name="P9"><text:span text:style-name="T5"/></text:p>
            <text:p text:style-name="P9"><text:span text:style-name="T5">Παράδειγμα στιγμιότυπου δένδρου</text:span></text:p>
            <text:p text:style-name="P9"><text:span text:style-name="T5"/></text:p>
            <text:p text:style-name="P9"><text:span text:style-name="T42"><text:s text:c="5"/></text:span><text:span text:style-name="T42">Node(4,Node(3,Leaf(1),Leaf(2)), Node(5,Leaf(6),Leaf(7))) </text:span></text:p>
            <text:p text:style-name="P9"><text:span text:style-name="T5"/></text:p>
            <text:p text:style-name="P9"><text:span text:style-name="T5">Αναδρομική συνάρτηση χρήσης του τύπου δεδομένων </text:span></text:p>
            <text:p text:style-name="P9"><text:span text:style-name="T5"/></text:p>
            <text:p text:style-name="P9"><text:span text:style-name="T5"><text:s text:c="4"/></text:span><text:span text:style-name="T25"><text:s/></text:span><text:span text:style-name="T25">fun sum (Leaf n) = n </text:span></text:p>
            <text:p text:style-name="P9"><text:span text:style-name="T25"><text:s text:c="4"/></text:span><text:span text:style-name="T25">| sum (Node (n,t1,t2)) = n + sum(t1) + sum(t2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Άλλες διάλεκτοι της ML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Άλλες διάλεκτοι της ML</text:span></text:p>
          </draw:text-box>
        </draw:frame>
        <draw:frame draw:name="Content Placeholder 2" presentation:style-name="pr2" draw:text-style-name="P41" draw:layer="layout" svg:width="22.859cm" svg:height="12.571cm" svg:x="1.2cm" svg:y="5cm" presentation:class="outline" presentation:user-transformed="true">
          <draw:text-box>
            <text:list text:style-name="L8">
              <text:list-header>
                <text:p text:style-name="P20"><text:span text:style-name="T40"/></text:p>
              </text:list-header>
              <text:list-item>
                <text:p text:style-name="P20"><text:span text:style-name="T40">Objective Caml (OCaml) </text:span></text:p>
              </text:list-item>
              <text:list-item>
                <text:p text:style-name="P20"><text:span text:style-name="T40">Η επέκταση της ML για ταυτοχρονισμό (Concurrent ML – CML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1</text:span></text:p>
          </draw:text-box>
        </draw:frame>
        <draw:frame draw:name="Content Placeholder 2" presentation:style-name="pr2" draw:text-style-name="P42" draw:layer="layout" svg:width="22.859cm" svg:height="12.571cm" svg:x="1.2cm" svg:y="5cm" presentation:class="outline" presentation:user-transformed="true">
          <draw:text-box>
            <text:list text:style-name="L8">
              <text:list-header>
                <text:p text:style-name="P19"><text:span text:style-name="T40">Έχουμε n λίστες (π.χ. [4,7,8,9], [ 0,3,4,5,2,1,4], [0,9,9,9,9]) και θέλουμε να φτιάξουμε μια λίστα από λίστες, έτσι ώστε η πρώτη λίστα να έχει όλα τα πρώτα στοιχεία των λιστών, η δεύτερη όλα τα δεύτερα στοιχεία των λιστών κ.ο.κ. (δηλαδή, θέλουμε [ [4,0,0], [7,3,9], [8,4,9], [9,5,9] ]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>
          <draw:text-box>
            <text:p text:style-name="P1"><text:span text:style-name="T1">Παράδειγμα 1</text:span></text:p>
          </draw:text-box>
        </draw:frame>
        <draw:frame draw:name="Content Placeholder 2" presentation:style-name="pr2" draw:text-style-name="P45" draw:layer="layout" svg:width="22.859cm" svg:height="12.571cm" svg:x="5.2cm" svg:y="4.445cm" presentation:class="outline" presentation:user-transformed="true">
          <draw:text-box>
            <text:list text:style-name="L8">
              <text:list-header>
                <text:p text:style-name="P43"><text:span text:style-name="T43">fun newl (ls) =</text:span></text:p>
                <text:p text:style-name="P43"><text:span text:style-name="T43">if ls=nil then nil else (</text:span></text:p>
                <text:p text:style-name="P43"><text:span text:style-name="T43">if tl(hd ls)=nil then nil else tl(hd ls)::newl(tl ls) );</text:span></text:p>
                <text:p text:style-name="P43"><text:span text:style-name="T43"/></text:p>
                <text:p text:style-name="P43"><text:span text:style-name="T43">fun cut_first (ls) = </text:span></text:p>
                <text:p text:style-name="P43"><text:span text:style-name="T43">if ls=nil then nil else hd(hd ls)::cut_first(tl ls)</text:span></text:p>
              </text:list-header>
            </text:list>
            <text:p text:style-name="P44"><text:span text:style-name="T44"/></text:p>
            <text:p text:style-name="P44"><text:span text:style-name="T44"><text:s text:c="5"/></text:span><text:span text:style-name="T44">fun do_all (ls,n) =</text:span></text:p>
            <text:p text:style-name="P44"><text:span text:style-name="T44"><text:s text:c="5"/></text:span><text:span text:style-name="T44">if ls=nil then nil else (</text:span></text:p>
            <text:p text:style-name="P44"><text:span text:style-name="T44"><text:s text:c="5"/></text:span><text:span text:style-name="T44">let val r =cut_first(ls)</text:span></text:p>
            <text:p text:style-name="P44"><text:span text:style-name="T44"><text:s text:c="9"/></text:span><text:span text:style-name="T44">val ll=newl(ls)</text:span></text:p>
            <text:p text:style-name="P44"><text:span text:style-name="T44"><text:s text:c="5"/></text:span><text:span text:style-name="T44">in (if length(ll)=n then r::do_all(ll,n) else [r]) end );</text:span></text:p>
            <text:p text:style-name="P44"><text:span text:style-name="T44"/></text:p>
            <text:p text:style-name="P44"><text:span text:style-name="T44"><text:s text:c="5"/></text:span><text:span text:style-name="T44">fun zipmany ls =</text:span></text:p>
            <text:p text:style-name="P44"><text:span text:style-name="T44"><text:s text:c="5"/></text:span><text:span text:style-name="T44">let val n = length(ls)</text:span></text:p>
            <text:p text:style-name="P44"><text:span text:style-name="T44"><text:s text:c="5"/></text:span><text:span text:style-name="T44">in do_all(ls,n) </text:span></text:p>
            <text:p text:style-name="P44"><text:span text:style-name="T44"><text:s text:c="5"/></text:span><text:span text:style-name="T44">end;</text:span></text:p>
            <text:list text:continue-numbering="true" text:style-name="L8">
              <text:list-header>
                <text:p text:style-name="P43"><text:span text:style-name="T43"/></text:p>
                <text:p text:style-name="P43"><text:span text:style-name="T4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2</text:span></text:p>
          </draw:text-box>
        </draw:frame>
        <draw:frame draw:name="Content Placeholder 2" presentation:style-name="pr2" draw:text-style-name="P42" draw:layer="layout" svg:width="22.859cm" svg:height="12.571cm" svg:x="1.2cm" svg:y="5cm" presentation:class="outline" presentation:user-transformed="true">
          <draw:text-box>
            <text:list text:style-name="L8">
              <text:list-header>
                <text:p text:style-name="P19"><text:span text:style-name="T40">Έχουμε μια λίστα με n στοιχεία και θέλουμε να φτιάξουμε μια λίστα από λίστες, έτσι ώστε η κάθε λίστα να περιέχει διαδοχικά στοιχεία της αρχικής λίστας. (Δηλαδή, αν έχουμε αρχικά [1,2,3,4,5] και κ=3, θέλουμε να φτιάξουμε το [ [1,2,3], [2,3,4], [3,4,5] 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2</text:span></text:p>
          </draw:text-box>
        </draw:frame>
        <draw:frame draw:name="Content Placeholder 2" presentation:style-name="pr2" draw:text-style-name="P45" draw:layer="layout" svg:width="22.729cm" svg:height="15cm" svg:x="7.271cm" svg:y="4.2cm" presentation:class="outline" presentation:user-transformed="true">
          <draw:text-box>
            <text:list text:style-name="L8">
              <text:list-header>
                <text:p text:style-name="P43"><text:span text:style-name="T43">fun make_list (l,n,k) =</text:span></text:p>
                <text:p text:style-name="P43"><text:span text:style-name="T43">if n=k then nil else hd l::make_list(tl l,n+1,k) ;</text:span></text:p>
                <text:p text:style-name="P43"><text:span text:style-name="T43"/></text:p>
                <text:p text:style-name="P43"><text:span text:style-name="T43">fun findall(l,k,m) =</text:span></text:p>
                <text:p text:style-name="P43"><text:span text:style-name="T43">if m=0 then nil else (</text:span></text:p>
                <text:p text:style-name="P43"><text:span text:style-name="T43">let val ll = make_list(l,0,k)</text:span></text:p>
                <text:p text:style-name="P43"><text:span text:style-name="T43">in ll::findall(tl l,k,m-1)</text:span></text:p>
                <text:p text:style-name="P43"><text:span text:style-name="T43">end</text:span></text:p>
                <text:p text:style-name="P43"><text:span text:style-name="T43">);</text:span></text:p>
                <text:p text:style-name="P43"><text:span text:style-name="T43"/></text:p>
                <text:p text:style-name="P43"><text:span text:style-name="T43">fun <text:s/>windows k xs =</text:span></text:p>
                <text:p text:style-name="P43"><text:span text:style-name="T43">let val m = length(xs) - k +1</text:span></text:p>
                <text:p text:style-name="P43"><text:span text:style-name="T43">in findall(xs,k,m)</text:span></text:p>
                <text:p text:style-name="P43"><text:span text:style-name="T43">end 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3</text:span></text:p>
          </draw:text-box>
        </draw:frame>
        <draw:frame draw:name="Content Placeholder 2" presentation:style-name="pr2" draw:text-style-name="P42" draw:layer="layout" svg:width="22.859cm" svg:height="11.571cm" svg:x="1.2cm" svg:y="6cm" presentation:class="outline" presentation:user-transformed="true">
          <draw:text-box>
            <text:list text:style-name="L8">
              <text:list-header>
                <text:p text:style-name="P19"><text:span text:style-name="T40">Έχουμε μια λίστα [x1,x2...xn], μια συνάρτηση f και μια συνάρτηση g. Θέλουμε να φτιάξουμε την λίστα [f(x1), g(x2), f(x3), g(x4)....]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3</text:span></text:p>
          </draw:text-box>
        </draw:frame>
        <draw:frame draw:name="Content Placeholder 2" presentation:style-name="pr2" draw:text-style-name="P47" draw:layer="layout" svg:width="22.729cm" svg:height="15cm" svg:x="1.4cm" svg:y="3.2cm" presentation:class="outline" presentation:user-transformed="true">
          <draw:text-box>
            <text:list text:style-name="L8">
              <text:list-header>
                <text:p text:style-name="P46"><text:span text:style-name="T45">fun split(ls,n,l1,l2) =</text:span></text:p>
                <text:p text:style-name="P46"><text:span text:style-name="T45">if ls=nil then (l1,l2) else (</text:span></text:p>
                <text:p text:style-name="P46"><text:span text:style-name="T45">if n mod 2 =1 then split(tl ls,n+1,hd ls::l1,l2) else split(tl ls,n+1,l1,hd ls::l2) );</text:span></text:p>
                <text:p text:style-name="P46"><text:span text:style-name="T45"/></text:p>
                <text:p text:style-name="P46"><text:span text:style-name="T45">fun merge(l1,l2) =</text:span></text:p>
                <text:p text:style-name="P46"><text:span text:style-name="T45">if l1=nil andalso l2=nil then nil else (</text:span></text:p>
                <text:p text:style-name="P46"><text:span text:style-name="T45">if l1=nil then l2 else (</text:span></text:p>
                <text:p text:style-name="P46"><text:span text:style-name="T45">if l2=nil then l1 else hd l1::hd l2::merge(tl l1,tl l2) <text:s/>));</text:span></text:p>
                <text:p text:style-name="P46"><text:span text:style-name="T45"/></text:p>
              </text:list-header>
              <text:list-item>
                <text:p text:style-name="P46"><text:span text:style-name="T45">fun apply_funct (h,l) =</text:span></text:p>
                <text:p text:style-name="P46"><text:span text:style-name="T45">if l=nil then nil else h(hd l)::apply_funct(h,tl l) ;</text:span></text:p>
                <text:p text:style-name="P46"><text:span text:style-name="T45"/></text:p>
                <text:p text:style-name="P46"><text:span text:style-name="T45">fun mungle3(f,g,ls) =</text:span></text:p>
                <text:p text:style-name="P46"><text:span text:style-name="T45">let val (l1,l2) =split(ls,1,nil,nil)</text:span></text:p>
                <text:p text:style-name="P46"><text:span text:style-name="T45"><text:s text:c="4"/></text:span><text:span text:style-name="T45">val ll1=rev(l1)</text:span></text:p>
                <text:p text:style-name="P46"><text:span text:style-name="T45"><text:s text:c="4"/></text:span><text:span text:style-name="T45">val l1new= apply_funct(f,ll1)</text:span></text:p>
                <text:p text:style-name="P46"><text:span text:style-name="T45"><text:s text:c="4"/></text:span><text:span text:style-name="T45">val l2new= apply_funct(g,l2)</text:span></text:p>
                <text:p text:style-name="P46"><text:span text:style-name="T45"><text:s text:c="4"/></text:span><text:span text:style-name="T45">in merge(l1new,l2new)</text:span></text:p>
                <text:p text:style-name="P46"><text:span text:style-name="T45">end 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4</text:span></text:p>
          </draw:text-box>
        </draw:frame>
        <draw:frame draw:name="Content Placeholder 2" presentation:style-name="pr2" draw:text-style-name="P42" draw:layer="layout" svg:width="22.859cm" svg:height="12.571cm" svg:x="1.141cm" svg:y="6.829cm" presentation:class="outline" presentation:user-transformed="true">
          <draw:text-box>
            <text:list text:style-name="L8">
              <text:list-header>
                <text:p text:style-name="P19"><text:span text:style-name="T40">Φτιάχνουμε δυαδικό δέντρο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4</text:span></text:p>
          </draw:text-box>
        </draw:frame>
        <draw:frame draw:name="Content Placeholder 2" presentation:style-name="pr2" draw:text-style-name="P49" draw:layer="layout" svg:width="22.729cm" svg:height="15cm" svg:x="1.4cm" svg:y="3.2cm" presentation:class="outline" presentation:user-transformed="true">
          <draw:text-box>
            <text:list text:style-name="L8">
              <text:list-header>
                <text:p text:style-name="P48"><text:span text:style-name="T46">datatype 'a tree = empty | node of 'a * 'a tree * 'a tree;</text:span></text:p>
                <text:p text:style-name="P48"><text:span text:style-name="T46"/></text:p>
                <text:p text:style-name="P48"><text:span text:style-name="T46">fun insert(x,node(a,empty,empty)) =</text:span></text:p>
                <text:p text:style-name="P48"><text:span text:style-name="T46">if x&gt;a then node(a,empty,node(x,empty,empty)) else node(a,node(x,empty,empty),empty)</text:span></text:p>
                <text:p text:style-name="P48"><text:span text:style-name="T46">| insert(x,node(a,node(d,e,f),empty))=</text:span></text:p>
                <text:p text:style-name="P48"><text:span text:style-name="T46">if x&gt;a then node(a,node(d,e,f),node(x,empty,empty)) else node(a,insert(x,node(d,e,f)),empty)</text:span></text:p>
                <text:p text:style-name="P48"><text:span text:style-name="T46">| insert(x,node(a,empty,node(d,e,f))) =</text:span></text:p>
                <text:p text:style-name="P48"><text:span text:style-name="T46">if x&gt;a then node(a,empty,insert(x,node(d,e,f))) else node(a,node(x,empty,empty),node(d,e,f))</text:span></text:p>
                <text:p text:style-name="P48"><text:span text:style-name="T46">| insert(x,node(a,node(d,e,f),node(g,h,i))) =</text:span></text:p>
                <text:p text:style-name="P48"><text:span text:style-name="T46">if x&gt;a then node(a,node(d,e,f),insert(x,node(g,h,i))) else node(a,insert(x,node(d,e,f)),node(g,h,i)) ;</text:span></text:p>
                <text:p text:style-name="P48"><text:span text:style-name="T46"/></text:p>
                <text:p text:style-name="P48"><text:span text:style-name="T46">fun make([],t) =t</text:span></text:p>
                <text:p text:style-name="P48"><text:span text:style-name="T46">| make(l::ls,empty) = </text:span></text:p>
                <text:p text:style-name="P48"><text:span text:style-name="T46">let val t1=node(l,empty,empty) in make(ls,t1) end</text:span></text:p>
                <text:p text:style-name="P48"><text:span text:style-name="T46">| make(l::ls,t) =</text:span></text:p>
                <text:p text:style-name="P48"><text:span text:style-name="T46">let val t1 = insert(l,t) in make(ls,t1) end ;</text:span></text:p>
                <text:p text:style-name="P48"><text:span text:style-name="T46"/></text:p>
                <text:p text:style-name="P48"><text:span text:style-name="T46">fun makeRST(l) = make(l,empty);</text:span></text:p>
                <text:p text:style-name="P48"><text:span text:style-name="T46">Control.Print.printDepth:=60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5</text:span></text:p>
          </draw:text-box>
        </draw:frame>
        <draw:frame draw:name="Content Placeholder 2" presentation:style-name="pr2" draw:text-style-name="P42" draw:layer="layout" svg:width="22.859cm" svg:height="12.571cm" svg:x="1.141cm" svg:y="6.6cm" presentation:class="outline" presentation:user-transformed="true">
          <draw:text-box>
            <text:list text:style-name="L8">
              <text:list-header>
                <text:p text:style-name="P19"><text:span text:style-name="T40">Ελέγχουμε αν δύο λίστες είναι ίδιες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5</text:span></text:p>
          </draw:text-box>
        </draw:frame>
        <draw:frame draw:name="Content Placeholder 2" presentation:style-name="pr2" draw:text-style-name="P47" draw:layer="layout" svg:width="22.729cm" svg:height="15cm" svg:x="1.4cm" svg:y="3.2cm" presentation:class="outline" presentation:user-transformed="true">
          <draw:text-box>
            <text:list text:style-name="L8">
              <text:list-header>
                <text:p text:style-name="P46"><text:span text:style-name="T45">fun equal (l1,l2) =</text:span></text:p>
                <text:p text:style-name="P46"><text:span text:style-name="T45">if l1=nil then true else (</text:span></text:p>
                <text:p text:style-name="P46"><text:span text:style-name="T45">if l2=nil then false else (</text:span></text:p>
                <text:p text:style-name="P46"><text:span text:style-name="T45">if hd l1 = hd l2 then equal (tl l1,tl l2) else false</text:span></text:p>
                <text:p text:style-name="P46"><text:span text:style-name="T45">))</text:span></text:p>
                <text:p text:style-name="P46"><text:span text:style-name="T45">;</text:span></text:p>
                <text:p text:style-name="P46"><text:span text:style-name="T45">fun match (l1,l2,l3) =</text:span></text:p>
                <text:p text:style-name="P46"><text:span text:style-name="T45">if l1 = nil then true else (</text:span></text:p>
                <text:p text:style-name="P46"><text:span text:style-name="T45">if l2=nil then equal (l1,l3) else (</text:span></text:p>
                <text:p text:style-name="P46"><text:span text:style-name="T45">if l3=nil then equal (l1,l2) else (</text:span></text:p>
                <text:p text:style-name="P46"><text:span text:style-name="T45">if hd l2 = hd l1 andalso hd l3 &lt;&gt; hd l1 then match (tl l1,tl l2,l3) else (</text:span></text:p>
                <text:p text:style-name="P46"><text:span text:style-name="T45">if hd l3 = hd l1 andalso hd l2 &lt;&gt; hd l1 then match (tl l1,l2,tl l3) else (</text:span></text:p>
                <text:p text:style-name="P46"><text:span text:style-name="T45">if hd l2 &lt;&gt; hd l1 andalso hd l3 &lt;&gt; hd l1 then false else (</text:span></text:p>
                <text:p text:style-name="P46"><text:span text:style-name="T45">let val b1 = match (tl l1,tl l2,l3)</text:span></text:p>
                <text:p text:style-name="P46"><text:span text:style-name="T45"><text:s text:c="4"/></text:span><text:span text:style-name="T45">val b2 = match (tl l1,l2,tl l3)</text:span></text:p>
                <text:p text:style-name="P46"><text:span text:style-name="T45">in if b1=true orelse b2=true then true else false</text:span></text:p>
                <text:p text:style-name="P46"><text:span text:style-name="T45">end )</text:span></text:p>
                <text:p text:style-name="P46"><text:span text:style-name="T45">)))))</text:span></text:p>
                <text:p text:style-name="P46"><text:span text:style-name="T45">; <text:s/></text:span></text:p>
                <text:p text:style-name="P46"><text:span text:style-name="T45">fun isMerge l1 l2 l3 = match(l1,l2,l3) 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6</text:span></text:p>
          </draw:text-box>
        </draw:frame>
        <draw:frame draw:name="Content Placeholder 2" presentation:style-name="pr2" draw:text-style-name="P42" draw:layer="layout" svg:width="22.859cm" svg:height="12.571cm" svg:x="1.2cm" svg:y="6.479cm" presentation:class="outline" presentation:user-transformed="true">
          <draw:text-box>
            <text:list text:style-name="L8">
              <text:list-header>
                <text:p text:style-name="P19"><text:span text:style-name="T40">Μεταφέρουμε τα i πρώτα στοιχεία στο τέλος της λίστας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">Παράδειγμα 6</text:span></text:p>
          </draw:text-box>
        </draw:frame>
        <draw:frame draw:name="Content Placeholder 2" presentation:style-name="pr2" draw:text-style-name="P51" draw:layer="layout" svg:width="22.729cm" svg:height="15cm" svg:x="4.471cm" svg:y="4.6cm" presentation:class="outline" presentation:user-transformed="true">
          <draw:text-box>
            <text:list text:style-name="L8">
              <text:list-header>
                <text:p text:style-name="P50"><text:span text:style-name="T47">fun split(lst,i)=</text:span></text:p>
                <text:p text:style-name="P50"><text:span text:style-name="T47">if i&gt;0 then split(tl lst,i-1) else lst ;</text:span></text:p>
                <text:p text:style-name="P50"><text:span text:style-name="T47"/></text:p>
                <text:p text:style-name="P50"><text:span text:style-name="T47">fun maintain(lst,i)=</text:span></text:p>
                <text:p text:style-name="P50"><text:span text:style-name="T47">if i&gt;0 then hd lst ::maintain(tl lst,i-1) else nil ;</text:span></text:p>
                <text:p text:style-name="P50"><text:span text:style-name="T47"/></text:p>
                <text:p text:style-name="P50"><text:span text:style-name="T47">fun cycle(lst,i) =</text:span></text:p>
                <text:p text:style-name="P50"><text:span text:style-name="T47">let val l1=maintain(lst,i)</text:span></text:p>
                <text:p text:style-name="P50"><text:span text:style-name="T47">val l2= split(lst,i)</text:span></text:p>
                <text:p text:style-name="P50"><text:span text:style-name="T47">in l2@l1 </text:span></text:p>
                <text:p text:style-name="P50"><text:span text:style-name="T47">end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2D561B30F11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8-03-04">4/3/2018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6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8-03-04">4/3/2018</text:date></text:span></text:p>
        </draw:text-box>
      </draw:frame>
      <draw:frame draw:name="Footer Placeholder 2" presentation:style-name="Mpr6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6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04T23:23:36.03</dc:date>
    <meta:generator>OpenOffice/4.1.5$Win32 OpenOffice.org_project/415m1$Build-9789</meta:generator>
    <meta:editing-duration>P1DT6M53S</meta:editing-duration>
    <meta:editing-cycles>29</meta:editing-cycles>
    <meta:document-statistic meta:object-count="223"/>
  </office:meta>
</office:document-meta>
</file>